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D_res_z_20cm" table:style-name="ta1">
        <table:shapes>
          <draw:frame draw:z-index="0" draw:style-name="gr1" draw:text-style-name="P1" svg:width="8.0618in" svg:height="4.9461in" svg:x="5.3819in" svg:y="9.7673in">
            <draw:object draw:notify-on-update-of-ranges="DOD_res_z_20cm.I3:DOD_res_z_20cm.I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cd0</text:p>
          </table:table-cell>
          <table:table-cell office:value-type="string" calcext:value-type="string">
            <text:p>pcd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dedVolume</text:p>
          </table:table-cell>
          <table:table-cell office:value-type="string" calcext:value-type="string">
            <text:p>removedVolum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atchingPercent</text:p>
          </table:table-cell>
          <table:table-cell office:value-type="string" calcext:value-type="string">
            <text:p>averageNeighborsPerCell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/point_clouds/dense_2022_07_28.ply</text:p>
          </table:table-cell>
          <table:table-cell office:value-type="float" office:value="-862.6521" calcext:value-type="float">
            <text:p>-862.6521</text:p>
          </table:table-cell>
          <table:table-cell office:value-type="float" office:value="146.767" calcext:value-type="float">
            <text:p>146.767</text:p>
          </table:table-cell>
          <table:table-cell office:value-type="float" office:value="1009.4191" calcext:value-type="float">
            <text:p>1009.4191</text:p>
          </table:table-cell>
          <table:table-cell office:value-type="float" office:value="3087.0399" calcext:value-type="float">
            <text:p>3087.0399</text:p>
          </table:table-cell>
          <table:table-cell office:value-type="float" office:value="85" calcext:value-type="float">
            <text:p>85</text:p>
          </table:table-cell>
          <table:table-cell office:value-type="float" office:value="7.5" calcext:value-type="float">
            <text:p>7.5</text:p>
          </table:table-cell>
          <table:table-cell table:formula="of:=[.C3]/[.F3]*[.$F$87]" office:value-type="float" office:value="-1022.91832538698" calcext:value-type="float">
            <text:p>-1022.9183253869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7_29.ply</text:p>
          </table:table-cell>
          <table:table-cell office:value-type="float" office:value="-861.3268" calcext:value-type="float">
            <text:p>-861.3268</text:p>
          </table:table-cell>
          <table:table-cell office:value-type="float" office:value="116.4155" calcext:value-type="float">
            <text:p>116.4155</text:p>
          </table:table-cell>
          <table:table-cell office:value-type="float" office:value="977.7424" calcext:value-type="float">
            <text:p>977.7424</text:p>
          </table:table-cell>
          <table:table-cell office:value-type="float" office:value="2955.6399" calcext:value-type="float">
            <text:p>2955.6399</text:p>
          </table:table-cell>
          <table:table-cell office:value-type="float" office:value="79.1" calcext:value-type="float">
            <text:p>79.1</text:p>
          </table:table-cell>
          <table:table-cell office:value-type="float" office:value="7.5" calcext:value-type="float">
            <text:p>7.5</text:p>
          </table:table-cell>
          <table:table-cell table:formula="of:=[.C4]/[.F4]*[.$F$87]" office:value-type="float" office:value="-1066.75320795179" calcext:value-type="float">
            <text:p>-1066.75320795179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7_30.ply</text:p>
          </table:table-cell>
          <table:table-cell office:value-type="float" office:value="-1221.5817" calcext:value-type="float">
            <text:p>-1221.5817</text:p>
          </table:table-cell>
          <table:table-cell office:value-type="float" office:value="111.991" calcext:value-type="float">
            <text:p>111.991</text:p>
          </table:table-cell>
          <table:table-cell office:value-type="float" office:value="1333.5728" calcext:value-type="float">
            <text:p>1333.5728</text:p>
          </table:table-cell>
          <table:table-cell office:value-type="float" office:value="3199.4799" calcext:value-type="float">
            <text:p>3199.4799</text:p>
          </table:table-cell>
          <table:table-cell office:value-type="float" office:value="86.3" calcext:value-type="float">
            <text:p>86.3</text:p>
          </table:table-cell>
          <table:table-cell office:value-type="float" office:value="7.6" calcext:value-type="float">
            <text:p>7.6</text:p>
          </table:table-cell>
          <table:table-cell table:formula="of:=[.C5]/[.F5]*[.$F$87]" office:value-type="float" office:value="-1397.62496573078" calcext:value-type="float">
            <text:p>-1397.6249657307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7_31.ply</text:p>
          </table:table-cell>
          <table:table-cell office:value-type="float" office:value="-1222.9739" calcext:value-type="float">
            <text:p>-1222.9739</text:p>
          </table:table-cell>
          <table:table-cell office:value-type="float" office:value="76.3628" calcext:value-type="float">
            <text:p>76.3628</text:p>
          </table:table-cell>
          <table:table-cell office:value-type="float" office:value="1299.3367" calcext:value-type="float">
            <text:p>1299.3367</text:p>
          </table:table-cell>
          <table:table-cell office:value-type="float" office:value="2916.9599" calcext:value-type="float">
            <text:p>2916.9599</text:p>
          </table:table-cell>
          <table:table-cell office:value-type="float" office:value="79.6" calcext:value-type="float">
            <text:p>79.6</text:p>
          </table:table-cell>
          <table:table-cell office:value-type="float" office:value="7.4" calcext:value-type="float">
            <text:p>7.4</text:p>
          </table:table-cell>
          <table:table-cell table:formula="of:=[.C6]/[.F6]*[.$F$87]" office:value-type="float" office:value="-1534.73800482708" calcext:value-type="float">
            <text:p>-1534.7380048270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1.ply</text:p>
          </table:table-cell>
          <table:table-cell office:value-type="float" office:value="-1248.1479" calcext:value-type="float">
            <text:p>-1248.1479</text:p>
          </table:table-cell>
          <table:table-cell office:value-type="float" office:value="75.8384" calcext:value-type="float">
            <text:p>75.8384</text:p>
          </table:table-cell>
          <table:table-cell office:value-type="float" office:value="1323.9863" calcext:value-type="float">
            <text:p>1323.9863</text:p>
          </table:table-cell>
          <table:table-cell office:value-type="float" office:value="2880.3199" calcext:value-type="float">
            <text:p>2880.3199</text:p>
          </table:table-cell>
          <table:table-cell office:value-type="float" office:value="77.3" calcext:value-type="float">
            <text:p>77.3</text:p>
          </table:table-cell>
          <table:table-cell office:value-type="float" office:value="7.5" calcext:value-type="float">
            <text:p>7.5</text:p>
          </table:table-cell>
          <table:table-cell table:formula="of:=[.C7]/[.F7]*[.$F$87]" office:value-type="float" office:value="-1586.25441292448" calcext:value-type="float">
            <text:p>-1586.2544129244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2.ply</text:p>
          </table:table-cell>
          <table:table-cell office:value-type="float" office:value="-1419.0497" calcext:value-type="float">
            <text:p>-1419.0497</text:p>
          </table:table-cell>
          <table:table-cell office:value-type="float" office:value="60.9683" calcext:value-type="float">
            <text:p>60.9683</text:p>
          </table:table-cell>
          <table:table-cell office:value-type="float" office:value="1480.018" calcext:value-type="float">
            <text:p>1480.018</text:p>
          </table:table-cell>
          <table:table-cell office:value-type="float" office:value="3181.3999" calcext:value-type="float">
            <text:p>3181.3999</text:p>
          </table:table-cell>
          <table:table-cell office:value-type="float" office:value="85.4" calcext:value-type="float">
            <text:p>85.4</text:p>
          </table:table-cell>
          <table:table-cell office:value-type="float" office:value="7.6" calcext:value-type="float">
            <text:p>7.6</text:p>
          </table:table-cell>
          <table:table-cell table:formula="of:=[.C8]/[.F8]*[.$F$87]" office:value-type="float" office:value="-1632.77695077787" calcext:value-type="float">
            <text:p>-1632.7769507778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3.ply</text:p>
          </table:table-cell>
          <table:table-cell office:value-type="float" office:value="-1194.0773" calcext:value-type="float">
            <text:p>-1194.0773</text:p>
          </table:table-cell>
          <table:table-cell office:value-type="float" office:value="107.9736" calcext:value-type="float">
            <text:p>107.9736</text:p>
          </table:table-cell>
          <table:table-cell office:value-type="float" office:value="1302.0509" calcext:value-type="float">
            <text:p>1302.0509</text:p>
          </table:table-cell>
          <table:table-cell office:value-type="float" office:value="2949.5599" calcext:value-type="float">
            <text:p>2949.5599</text:p>
          </table:table-cell>
          <table:table-cell office:value-type="float" office:value="79.9" calcext:value-type="float">
            <text:p>79.9</text:p>
          </table:table-cell>
          <table:table-cell office:value-type="float" office:value="7.4" calcext:value-type="float">
            <text:p>7.4</text:p>
          </table:table-cell>
          <table:table-cell table:formula="of:=[.C9]/[.F9]*[.$F$87]" office:value-type="float" office:value="-1481.91310909816" calcext:value-type="float">
            <text:p>-1481.9131090981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4.ply</text:p>
          </table:table-cell>
          <table:table-cell office:value-type="float" office:value="-1346.9828" calcext:value-type="float">
            <text:p>-1346.9828</text:p>
          </table:table-cell>
          <table:table-cell office:value-type="float" office:value="98.9006" calcext:value-type="float">
            <text:p>98.9006</text:p>
          </table:table-cell>
          <table:table-cell office:value-type="float" office:value="1445.8834" calcext:value-type="float">
            <text:p>1445.8834</text:p>
          </table:table-cell>
          <table:table-cell office:value-type="float" office:value="3286.9999" calcext:value-type="float">
            <text:p>3286.9999</text:p>
          </table:table-cell>
          <table:table-cell office:value-type="float" office:value="86.6" calcext:value-type="float">
            <text:p>86.6</text:p>
          </table:table-cell>
          <table:table-cell office:value-type="float" office:value="7.7" calcext:value-type="float">
            <text:p>7.7</text:p>
          </table:table-cell>
          <table:table-cell table:formula="of:=[.C10]/[.F10]*[.$F$87]" office:value-type="float" office:value="-1500.06430595563" calcext:value-type="float">
            <text:p>-1500.0643059556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5.ply</text:p>
          </table:table-cell>
          <table:table-cell office:value-type="float" office:value="-1041.393" calcext:value-type="float">
            <text:p>-1041.393</text:p>
          </table:table-cell>
          <table:table-cell office:value-type="float" office:value="176.6239" calcext:value-type="float">
            <text:p>176.6239</text:p>
          </table:table-cell>
          <table:table-cell office:value-type="float" office:value="1218.0169" calcext:value-type="float">
            <text:p>1218.0169</text:p>
          </table:table-cell>
          <table:table-cell office:value-type="float" office:value="3196.3199" calcext:value-type="float">
            <text:p>3196.3199</text:p>
          </table:table-cell>
          <table:table-cell office:value-type="float" office:value="84.4" calcext:value-type="float">
            <text:p>84.4</text:p>
          </table:table-cell>
          <table:table-cell office:value-type="float" office:value="7.7" calcext:value-type="float">
            <text:p>7.7</text:p>
          </table:table-cell>
          <table:table-cell table:formula="of:=[.C11]/[.F11]*[.$F$87]" office:value-type="float" office:value="-1192.64703634348" calcext:value-type="float">
            <text:p>-1192.6470363434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6.ply</text:p>
          </table:table-cell>
          <table:table-cell office:value-type="float" office:value="-947.9326" calcext:value-type="float">
            <text:p>-947.9326</text:p>
          </table:table-cell>
          <table:table-cell office:value-type="float" office:value="102.6909" calcext:value-type="float">
            <text:p>102.6909</text:p>
          </table:table-cell>
          <table:table-cell office:value-type="float" office:value="1050.6235" calcext:value-type="float">
            <text:p>1050.6235</text:p>
          </table:table-cell>
          <table:table-cell office:value-type="float" office:value="2747.6399" calcext:value-type="float">
            <text:p>2747.6399</text:p>
          </table:table-cell>
          <table:table-cell office:value-type="float" office:value="77.1" calcext:value-type="float">
            <text:p>77.1</text:p>
          </table:table-cell>
          <table:table-cell office:value-type="float" office:value="7.5" calcext:value-type="float">
            <text:p>7.5</text:p>
          </table:table-cell>
          <table:table-cell table:formula="of:=[.C12]/[.F12]*[.$F$87]" office:value-type="float" office:value="-1262.88894824345" calcext:value-type="float">
            <text:p>-1262.8889482434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7.ply</text:p>
          </table:table-cell>
          <table:table-cell office:value-type="float" office:value="-1167.5713" calcext:value-type="float">
            <text:p>-1167.5713</text:p>
          </table:table-cell>
          <table:table-cell office:value-type="float" office:value="99.3567" calcext:value-type="float">
            <text:p>99.3567</text:p>
          </table:table-cell>
          <table:table-cell office:value-type="float" office:value="1266.928" calcext:value-type="float">
            <text:p>1266.928</text:p>
          </table:table-cell>
          <table:table-cell office:value-type="float" office:value="3328.3199" calcext:value-type="float">
            <text:p>3328.3199</text:p>
          </table:table-cell>
          <table:table-cell office:value-type="float" office:value="87.6" calcext:value-type="float">
            <text:p>87.6</text:p>
          </table:table-cell>
          <table:table-cell office:value-type="float" office:value="7.7" calcext:value-type="float">
            <text:p>7.7</text:p>
          </table:table-cell>
          <table:table-cell table:formula="of:=[.C13]/[.F13]*[.$F$87]" office:value-type="float" office:value="-1284.12076049867" calcext:value-type="float">
            <text:p>-1284.1207604986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8.ply</text:p>
          </table:table-cell>
          <table:table-cell office:value-type="float" office:value="-1167.6575" calcext:value-type="float">
            <text:p>-1167.6575</text:p>
          </table:table-cell>
          <table:table-cell office:value-type="float" office:value="90.4216" calcext:value-type="float">
            <text:p>90.4216</text:p>
          </table:table-cell>
          <table:table-cell office:value-type="float" office:value="1258.0791" calcext:value-type="float">
            <text:p>1258.0791</text:p>
          </table:table-cell>
          <table:table-cell office:value-type="float" office:value="3172.9199" calcext:value-type="float">
            <text:p>3172.9199</text:p>
          </table:table-cell>
          <table:table-cell office:value-type="float" office:value="85.5" calcext:value-type="float">
            <text:p>85.5</text:p>
          </table:table-cell>
          <table:table-cell office:value-type="float" office:value="7.7" calcext:value-type="float">
            <text:p>7.7</text:p>
          </table:table-cell>
          <table:table-cell table:formula="of:=[.C14]/[.F14]*[.$F$87]" office:value-type="float" office:value="-1347.11255126051" calcext:value-type="float">
            <text:p>-1347.1125512605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09.ply</text:p>
          </table:table-cell>
          <table:table-cell office:value-type="float" office:value="-1103.749" calcext:value-type="float">
            <text:p>-1103.749</text:p>
          </table:table-cell>
          <table:table-cell office:value-type="float" office:value="101.7014" calcext:value-type="float">
            <text:p>101.7014</text:p>
          </table:table-cell>
          <table:table-cell office:value-type="float" office:value="1205.4504" calcext:value-type="float">
            <text:p>1205.4504</text:p>
          </table:table-cell>
          <table:table-cell office:value-type="float" office:value="2871.1199" calcext:value-type="float">
            <text:p>2871.1199</text:p>
          </table:table-cell>
          <table:table-cell office:value-type="float" office:value="79.3" calcext:value-type="float">
            <text:p>79.3</text:p>
          </table:table-cell>
          <table:table-cell office:value-type="float" office:value="7.6" calcext:value-type="float">
            <text:p>7.6</text:p>
          </table:table-cell>
          <table:table-cell table:formula="of:=[.C15]/[.F15]*[.$F$87]" office:value-type="float" office:value="-1407.23462265198" calcext:value-type="float">
            <text:p>-1407.2346226519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0.ply</text:p>
          </table:table-cell>
          <table:table-cell office:value-type="float" office:value="-944.3242" calcext:value-type="float">
            <text:p>-944.3242</text:p>
          </table:table-cell>
          <table:table-cell office:value-type="float" office:value="160.0078" calcext:value-type="float">
            <text:p>160.0078</text:p>
          </table:table-cell>
          <table:table-cell office:value-type="float" office:value="1104.332" calcext:value-type="float">
            <text:p>1104.332</text:p>
          </table:table-cell>
          <table:table-cell office:value-type="float" office:value="3036.7199" calcext:value-type="float">
            <text:p>3036.7199</text:p>
          </table:table-cell>
          <table:table-cell office:value-type="float" office:value="82.3" calcext:value-type="float">
            <text:p>82.3</text:p>
          </table:table-cell>
          <table:table-cell office:value-type="float" office:value="7.6" calcext:value-type="float">
            <text:p>7.6</text:p>
          </table:table-cell>
          <table:table-cell table:formula="of:=[.C16]/[.F16]*[.$F$87]" office:value-type="float" office:value="-1138.31878242033" calcext:value-type="float">
            <text:p>-1138.3187824203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1.ply</text:p>
          </table:table-cell>
          <table:table-cell office:value-type="float" office:value="-1333.7393" calcext:value-type="float">
            <text:p>-1333.7393</text:p>
          </table:table-cell>
          <table:table-cell office:value-type="float" office:value="51.9203" calcext:value-type="float">
            <text:p>51.9203</text:p>
          </table:table-cell>
          <table:table-cell office:value-type="float" office:value="1385.6596" calcext:value-type="float">
            <text:p>1385.6596</text:p>
          </table:table-cell>
          <table:table-cell office:value-type="float" office:value="3313.7999" calcext:value-type="float">
            <text:p>3313.7999</text:p>
          </table:table-cell>
          <table:table-cell office:value-type="float" office:value="85.2" calcext:value-type="float">
            <text:p>85.2</text:p>
          </table:table-cell>
          <table:table-cell office:value-type="float" office:value="7.7" calcext:value-type="float">
            <text:p>7.7</text:p>
          </table:table-cell>
          <table:table-cell table:formula="of:=[.C17]/[.F17]*[.$F$87]" office:value-type="float" office:value="-1473.30338160553" calcext:value-type="float">
            <text:p>-1473.3033816055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2.ply</text:p>
          </table:table-cell>
          <table:table-cell office:value-type="float" office:value="-1304.7001" calcext:value-type="float">
            <text:p>-1304.7001</text:p>
          </table:table-cell>
          <table:table-cell office:value-type="float" office:value="62.072" calcext:value-type="float">
            <text:p>62.072</text:p>
          </table:table-cell>
          <table:table-cell office:value-type="float" office:value="1366.7721" calcext:value-type="float">
            <text:p>1366.7721</text:p>
          </table:table-cell>
          <table:table-cell office:value-type="float" office:value="3290.8799" calcext:value-type="float">
            <text:p>3290.8799</text:p>
          </table:table-cell>
          <table:table-cell office:value-type="float" office:value="84.9" calcext:value-type="float">
            <text:p>84.9</text:p>
          </table:table-cell>
          <table:table-cell office:value-type="float" office:value="7.7" calcext:value-type="float">
            <text:p>7.7</text:p>
          </table:table-cell>
          <table:table-cell table:formula="of:=[.C18]/[.F18]*[.$F$87]" office:value-type="float" office:value="-1451.26319182477" calcext:value-type="float">
            <text:p>-1451.2631918247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3.ply</text:p>
          </table:table-cell>
          <table:table-cell office:value-type="float" office:value="-789.856" calcext:value-type="float">
            <text:p>-789.856</text:p>
          </table:table-cell>
          <table:table-cell office:value-type="float" office:value="68.8282" calcext:value-type="float">
            <text:p>68.8282</text:p>
          </table:table-cell>
          <table:table-cell office:value-type="float" office:value="858.6842" calcext:value-type="float">
            <text:p>858.6842</text:p>
          </table:table-cell>
          <table:table-cell office:value-type="float" office:value="2762.6399" calcext:value-type="float">
            <text:p>2762.6399</text:p>
          </table:table-cell>
          <table:table-cell office:value-type="float" office:value="80.7" calcext:value-type="float">
            <text:p>80.7</text:p>
          </table:table-cell>
          <table:table-cell office:value-type="float" office:value="7.4" calcext:value-type="float">
            <text:p>7.4</text:p>
          </table:table-cell>
          <table:table-cell table:formula="of:=[.C19]/[.F19]*[.$F$87]" office:value-type="float" office:value="-1046.57693547914" calcext:value-type="float">
            <text:p>-1046.5769354791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4.ply</text:p>
          </table:table-cell>
          <table:table-cell office:value-type="float" office:value="-1260.0144" calcext:value-type="float">
            <text:p>-1260.0144</text:p>
          </table:table-cell>
          <table:table-cell office:value-type="float" office:value="92.3162" calcext:value-type="float">
            <text:p>92.3162</text:p>
          </table:table-cell>
          <table:table-cell office:value-type="float" office:value="1352.3306" calcext:value-type="float">
            <text:p>1352.3306</text:p>
          </table:table-cell>
          <table:table-cell office:value-type="float" office:value="3527.5199" calcext:value-type="float">
            <text:p>3527.5199</text:p>
          </table:table-cell>
          <table:table-cell office:value-type="float" office:value="87.1" calcext:value-type="float">
            <text:p>87.1</text:p>
          </table:table-cell>
          <table:table-cell office:value-type="float" office:value="7.7" calcext:value-type="float">
            <text:p>7.7</text:p>
          </table:table-cell>
          <table:table-cell table:formula="of:=[.C20]/[.F20]*[.$F$87]" office:value-type="float" office:value="-1307.53569556406" calcext:value-type="float">
            <text:p>-1307.5356955640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5.ply</text:p>
          </table:table-cell>
          <table:table-cell office:value-type="float" office:value="-809.8951" calcext:value-type="float">
            <text:p>-809.8951</text:p>
          </table:table-cell>
          <table:table-cell office:value-type="float" office:value="170.8361" calcext:value-type="float">
            <text:p>170.8361</text:p>
          </table:table-cell>
          <table:table-cell office:value-type="float" office:value="980.7312" calcext:value-type="float">
            <text:p>980.7312</text:p>
          </table:table-cell>
          <table:table-cell office:value-type="float" office:value="3324.7599" calcext:value-type="float">
            <text:p>3324.7599</text:p>
          </table:table-cell>
          <table:table-cell office:value-type="float" office:value="85" calcext:value-type="float">
            <text:p>85</text:p>
          </table:table-cell>
          <table:table-cell office:value-type="float" office:value="7.7" calcext:value-type="float">
            <text:p>7.7</text:p>
          </table:table-cell>
          <table:table-cell table:formula="of:=[.C21]/[.F21]*[.$F$87]" office:value-type="float" office:value="-891.694322428062" calcext:value-type="float">
            <text:p>-891.69432242806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6.ply</text:p>
          </table:table-cell>
          <table:table-cell office:value-type="float" office:value="-882.3315" calcext:value-type="float">
            <text:p>-882.3315</text:p>
          </table:table-cell>
          <table:table-cell office:value-type="float" office:value="101.422" calcext:value-type="float">
            <text:p>101.422</text:p>
          </table:table-cell>
          <table:table-cell office:value-type="float" office:value="983.7535" calcext:value-type="float">
            <text:p>983.7535</text:p>
          </table:table-cell>
          <table:table-cell office:value-type="float" office:value="2741.9999" calcext:value-type="float">
            <text:p>2741.9999</text:p>
          </table:table-cell>
          <table:table-cell office:value-type="float" office:value="78.4" calcext:value-type="float">
            <text:p>78.4</text:p>
          </table:table-cell>
          <table:table-cell office:value-type="float" office:value="7.5" calcext:value-type="float">
            <text:p>7.5</text:p>
          </table:table-cell>
          <table:table-cell table:formula="of:=[.C22]/[.F22]*[.$F$87]" office:value-type="float" office:value="-1177.90934544048" calcext:value-type="float">
            <text:p>-1177.9093454404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8.ply</text:p>
          </table:table-cell>
          <table:table-cell office:value-type="float" office:value="-457.2878" calcext:value-type="float">
            <text:p>-457.2878</text:p>
          </table:table-cell>
          <table:table-cell office:value-type="float" office:value="314.354" calcext:value-type="float">
            <text:p>314.354</text:p>
          </table:table-cell>
          <table:table-cell office:value-type="float" office:value="771.6418" calcext:value-type="float">
            <text:p>771.6418</text:p>
          </table:table-cell>
          <table:table-cell office:value-type="float" office:value="2864.7199" calcext:value-type="float">
            <text:p>2864.7199</text:p>
          </table:table-cell>
          <table:table-cell office:value-type="float" office:value="73.3" calcext:value-type="float">
            <text:p>73.3</text:p>
          </table:table-cell>
          <table:table-cell office:value-type="float" office:value="7.5" calcext:value-type="float">
            <text:p>7.5</text:p>
          </table:table-cell>
          <table:table-cell table:formula="of:=[.C23]/[.F23]*[.$F$87]" office:value-type="float" office:value="-584.325672970408" calcext:value-type="float">
            <text:p>-584.32567297040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19.ply</text:p>
          </table:table-cell>
          <table:table-cell office:value-type="float" office:value="-875.7964" calcext:value-type="float">
            <text:p>-875.7964</text:p>
          </table:table-cell>
          <table:table-cell office:value-type="float" office:value="164.9068" calcext:value-type="float">
            <text:p>164.9068</text:p>
          </table:table-cell>
          <table:table-cell office:value-type="float" office:value="1040.7032" calcext:value-type="float">
            <text:p>1040.7032</text:p>
          </table:table-cell>
          <table:table-cell office:value-type="float" office:value="2994.1999" calcext:value-type="float">
            <text:p>2994.1999</text:p>
          </table:table-cell>
          <table:table-cell office:value-type="float" office:value="81.5" calcext:value-type="float">
            <text:p>81.5</text:p>
          </table:table-cell>
          <table:table-cell office:value-type="float" office:value="7.5" calcext:value-type="float">
            <text:p>7.5</text:p>
          </table:table-cell>
          <table:table-cell table:formula="of:=[.C24]/[.F24]*[.$F$87]" office:value-type="float" office:value="-1070.70512640267" calcext:value-type="float">
            <text:p>-1070.7051264026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0.ply</text:p>
          </table:table-cell>
          <table:table-cell office:value-type="float" office:value="-848.1411" calcext:value-type="float">
            <text:p>-848.1411</text:p>
          </table:table-cell>
          <table:table-cell office:value-type="float" office:value="128.0034" calcext:value-type="float">
            <text:p>128.0034</text:p>
          </table:table-cell>
          <table:table-cell office:value-type="float" office:value="976.1445" calcext:value-type="float">
            <text:p>976.1445</text:p>
          </table:table-cell>
          <table:table-cell office:value-type="float" office:value="2744.5599" calcext:value-type="float">
            <text:p>2744.5599</text:p>
          </table:table-cell>
          <table:table-cell office:value-type="float" office:value="79.8" calcext:value-type="float">
            <text:p>79.8</text:p>
          </table:table-cell>
          <table:table-cell office:value-type="float" office:value="7.4" calcext:value-type="float">
            <text:p>7.4</text:p>
          </table:table-cell>
          <table:table-cell table:formula="of:=[.C25]/[.F25]*[.$F$87]" office:value-type="float" office:value="-1131.20916042018" calcext:value-type="float">
            <text:p>-1131.2091604201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1.ply</text:p>
          </table:table-cell>
          <table:table-cell office:value-type="float" office:value="-961.3947" calcext:value-type="float">
            <text:p>-961.3947</text:p>
          </table:table-cell>
          <table:table-cell office:value-type="float" office:value="58.0825" calcext:value-type="float">
            <text:p>58.0825</text:p>
          </table:table-cell>
          <table:table-cell office:value-type="float" office:value="1019.4771" calcext:value-type="float">
            <text:p>1019.4771</text:p>
          </table:table-cell>
          <table:table-cell office:value-type="float" office:value="2610.6399" calcext:value-type="float">
            <text:p>2610.6399</text:p>
          </table:table-cell>
          <table:table-cell office:value-type="float" office:value="77.4" calcext:value-type="float">
            <text:p>77.4</text:p>
          </table:table-cell>
          <table:table-cell office:value-type="float" office:value="7.4" calcext:value-type="float">
            <text:p>7.4</text:p>
          </table:table-cell>
          <table:table-cell table:formula="of:=[.C26]/[.F26]*[.$F$87]" office:value-type="float" office:value="-1348.03842034764" calcext:value-type="float">
            <text:p>-1348.0384203476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2.ply</text:p>
          </table:table-cell>
          <table:table-cell office:value-type="float" office:value="-1030.4684" calcext:value-type="float">
            <text:p>-1030.4684</text:p>
          </table:table-cell>
          <table:table-cell office:value-type="float" office:value="65.3844" calcext:value-type="float">
            <text:p>65.3844</text:p>
          </table:table-cell>
          <table:table-cell office:value-type="float" office:value="1095.8528" calcext:value-type="float">
            <text:p>1095.8528</text:p>
          </table:table-cell>
          <table:table-cell office:value-type="float" office:value="2751.1199" calcext:value-type="float">
            <text:p>2751.1199</text:p>
          </table:table-cell>
          <table:table-cell office:value-type="float" office:value="81.5" calcext:value-type="float">
            <text:p>81.5</text:p>
          </table:table-cell>
          <table:table-cell office:value-type="float" office:value="7.4" calcext:value-type="float">
            <text:p>7.4</text:p>
          </table:table-cell>
          <table:table-cell table:formula="of:=[.C27]/[.F27]*[.$F$87]" office:value-type="float" office:value="-1371.11119848217" calcext:value-type="float">
            <text:p>-1371.1111984821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3_ep_25.ply</text:p>
          </table:table-cell>
          <table:table-cell office:value-type="float" office:value="-1479.9656" calcext:value-type="float">
            <text:p>-1479.9656</text:p>
          </table:table-cell>
          <table:table-cell office:value-type="float" office:value="29.8097" calcext:value-type="float">
            <text:p>29.8097</text:p>
          </table:table-cell>
          <table:table-cell office:value-type="float" office:value="1509.7752" calcext:value-type="float">
            <text:p>1509.7752</text:p>
          </table:table-cell>
          <table:table-cell office:value-type="float" office:value="2735.9599" calcext:value-type="float">
            <text:p>2735.9599</text:p>
          </table:table-cell>
          <table:table-cell office:value-type="float" office:value="75.3" calcext:value-type="float">
            <text:p>75.3</text:p>
          </table:table-cell>
          <table:table-cell office:value-type="float" office:value="7.4" calcext:value-type="float">
            <text:p>7.4</text:p>
          </table:table-cell>
          <table:table-cell table:formula="of:=[.C28]/[.F28]*[.$F$87]" office:value-type="float" office:value="-1980.11042805834" calcext:value-type="float">
            <text:p>-1980.1104280583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4_ep_26.ply</text:p>
          </table:table-cell>
          <table:table-cell office:value-type="float" office:value="-1413.3277" calcext:value-type="float">
            <text:p>-1413.3277</text:p>
          </table:table-cell>
          <table:table-cell office:value-type="float" office:value="48.0732" calcext:value-type="float">
            <text:p>48.0732</text:p>
          </table:table-cell>
          <table:table-cell office:value-type="float" office:value="1461.4009" calcext:value-type="float">
            <text:p>1461.4009</text:p>
          </table:table-cell>
          <table:table-cell office:value-type="float" office:value="2455.9199" calcext:value-type="float">
            <text:p>2455.9199</text:p>
          </table:table-cell>
          <table:table-cell office:value-type="float" office:value="72.5" calcext:value-type="float">
            <text:p>72.5</text:p>
          </table:table-cell>
          <table:table-cell office:value-type="float" office:value="7.3" calcext:value-type="float">
            <text:p>7.3</text:p>
          </table:table-cell>
          <table:table-cell table:formula="of:=[.C29]/[.F29]*[.$F$87]" office:value-type="float" office:value="-2106.57143344912" calcext:value-type="float">
            <text:p>-2106.5714334491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5_ep_27.ply</text:p>
          </table:table-cell>
          <table:table-cell office:value-type="float" office:value="-1241.8309" calcext:value-type="float">
            <text:p>-1241.8309</text:p>
          </table:table-cell>
          <table:table-cell office:value-type="float" office:value="86.0576" calcext:value-type="float">
            <text:p>86.0576</text:p>
          </table:table-cell>
          <table:table-cell office:value-type="float" office:value="1327.8885" calcext:value-type="float">
            <text:p>1327.8885</text:p>
          </table:table-cell>
          <table:table-cell office:value-type="float" office:value="2515.0399" calcext:value-type="float">
            <text:p>2515.0399</text:p>
          </table:table-cell>
          <table:table-cell office:value-type="float" office:value="76.8" calcext:value-type="float">
            <text:p>76.8</text:p>
          </table:table-cell>
          <table:table-cell office:value-type="float" office:value="7.3" calcext:value-type="float">
            <text:p>7.3</text:p>
          </table:table-cell>
          <table:table-cell table:formula="of:=[.C30]/[.F30]*[.$F$87]" office:value-type="float" office:value="-1807.44504097963" calcext:value-type="float">
            <text:p>-1807.4450409796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7_ep_28.ply</text:p>
          </table:table-cell>
          <table:table-cell office:value-type="float" office:value="-1338.2558" calcext:value-type="float">
            <text:p>-1338.2558</text:p>
          </table:table-cell>
          <table:table-cell office:value-type="float" office:value="53.2582" calcext:value-type="float">
            <text:p>53.2582</text:p>
          </table:table-cell>
          <table:table-cell office:value-type="float" office:value="1391.514" calcext:value-type="float">
            <text:p>1391.514</text:p>
          </table:table-cell>
          <table:table-cell office:value-type="float" office:value="3227.7199" calcext:value-type="float">
            <text:p>3227.7199</text:p>
          </table:table-cell>
          <table:table-cell office:value-type="float" office:value="82.1" calcext:value-type="float">
            <text:p>82.1</text:p>
          </table:table-cell>
          <table:table-cell office:value-type="float" office:value="7.5" calcext:value-type="float">
            <text:p>7.5</text:p>
          </table:table-cell>
          <table:table-cell table:formula="of:=[.C31]/[.F31]*[.$F$87]" office:value-type="float" office:value="-1517.71704769748" calcext:value-type="float">
            <text:p>-1517.7170476974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8_ep_29.ply</text:p>
          </table:table-cell>
          <table:table-cell office:value-type="float" office:value="-710.6622" calcext:value-type="float">
            <text:p>-710.6622</text:p>
          </table:table-cell>
          <table:table-cell office:value-type="float" office:value="146.0644" calcext:value-type="float">
            <text:p>146.0644</text:p>
          </table:table-cell>
          <table:table-cell office:value-type="float" office:value="856.7266" calcext:value-type="float">
            <text:p>856.7266</text:p>
          </table:table-cell>
          <table:table-cell office:value-type="float" office:value="2582.5999" calcext:value-type="float">
            <text:p>2582.5999</text:p>
          </table:table-cell>
          <table:table-cell office:value-type="float" office:value="74.9" calcext:value-type="float">
            <text:p>74.9</text:p>
          </table:table-cell>
          <table:table-cell office:value-type="float" office:value="7.4" calcext:value-type="float">
            <text:p>7.4</text:p>
          </table:table-cell>
          <table:table-cell table:formula="of:=[.C32]/[.F32]*[.$F$87]" office:value-type="float" office:value="-1007.28786978029" calcext:value-type="float">
            <text:p>-1007.28786978029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29_ep_30.ply</text:p>
          </table:table-cell>
          <table:table-cell office:value-type="float" office:value="-903.9373" calcext:value-type="float">
            <text:p>-903.9373</text:p>
          </table:table-cell>
          <table:table-cell office:value-type="float" office:value="45.3656" calcext:value-type="float">
            <text:p>45.3656</text:p>
          </table:table-cell>
          <table:table-cell office:value-type="float" office:value="949.3029" calcext:value-type="float">
            <text:p>949.3029</text:p>
          </table:table-cell>
          <table:table-cell office:value-type="float" office:value="2630.1199" calcext:value-type="float">
            <text:p>2630.1199</text:p>
          </table:table-cell>
          <table:table-cell office:value-type="float" office:value="76.2" calcext:value-type="float">
            <text:p>76.2</text:p>
          </table:table-cell>
          <table:table-cell office:value-type="float" office:value="7.4" calcext:value-type="float">
            <text:p>7.4</text:p>
          </table:table-cell>
          <table:table-cell table:formula="of:=[.C33]/[.F33]*[.$F$87]" office:value-type="float" office:value="-1258.08585095085" calcext:value-type="float">
            <text:p>-1258.0858509508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30_ep_31.ply</text:p>
          </table:table-cell>
          <table:table-cell office:value-type="float" office:value="-1014.9199" calcext:value-type="float">
            <text:p>-1014.9199</text:p>
          </table:table-cell>
          <table:table-cell office:value-type="float" office:value="92.3707" calcext:value-type="float">
            <text:p>92.3707</text:p>
          </table:table-cell>
          <table:table-cell office:value-type="float" office:value="1107.2905" calcext:value-type="float">
            <text:p>1107.2905</text:p>
          </table:table-cell>
          <table:table-cell office:value-type="float" office:value="3386.7999" calcext:value-type="float">
            <text:p>3386.7999</text:p>
          </table:table-cell>
          <table:table-cell office:value-type="float" office:value="82.6" calcext:value-type="float">
            <text:p>82.6</text:p>
          </table:table-cell>
          <table:table-cell office:value-type="float" office:value="7.7" calcext:value-type="float">
            <text:p>7.7</text:p>
          </table:table-cell>
          <table:table-cell table:formula="of:=[.C34]/[.F34]*[.$F$87]" office:value-type="float" office:value="-1096.9573631002" calcext:value-type="float">
            <text:p>-1096.957363100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8_31_ep_32.ply</text:p>
          </table:table-cell>
          <table:table-cell office:value-type="float" office:value="-1401.009" calcext:value-type="float">
            <text:p>-1401.009</text:p>
          </table:table-cell>
          <table:table-cell office:value-type="float" office:value="45.5219" calcext:value-type="float">
            <text:p>45.5219</text:p>
          </table:table-cell>
          <table:table-cell office:value-type="float" office:value="1446.5309" calcext:value-type="float">
            <text:p>1446.5309</text:p>
          </table:table-cell>
          <table:table-cell office:value-type="float" office:value="3060.2399" calcext:value-type="float">
            <text:p>3060.2399</text:p>
          </table:table-cell>
          <table:table-cell office:value-type="float" office:value="79.1" calcext:value-type="float">
            <text:p>79.1</text:p>
          </table:table-cell>
          <table:table-cell office:value-type="float" office:value="7.6" calcext:value-type="float">
            <text:p>7.6</text:p>
          </table:table-cell>
          <table:table-cell table:formula="of:=[.C35]/[.F35]*[.$F$87]" office:value-type="float" office:value="-1675.84161128645" calcext:value-type="float">
            <text:p>-1675.8416112864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1_ep_33.ply</text:p>
          </table:table-cell>
          <table:table-cell office:value-type="float" office:value="-1128.7766" calcext:value-type="float">
            <text:p>-1128.7766</text:p>
          </table:table-cell>
          <table:table-cell office:value-type="float" office:value="71.7152" calcext:value-type="float">
            <text:p>71.7152</text:p>
          </table:table-cell>
          <table:table-cell office:value-type="float" office:value="1200.4917" calcext:value-type="float">
            <text:p>1200.4917</text:p>
          </table:table-cell>
          <table:table-cell office:value-type="float" office:value="3114.2399" calcext:value-type="float">
            <text:p>3114.2399</text:p>
          </table:table-cell>
          <table:table-cell office:value-type="float" office:value="83.4" calcext:value-type="float">
            <text:p>83.4</text:p>
          </table:table-cell>
          <table:table-cell office:value-type="float" office:value="7.6" calcext:value-type="float">
            <text:p>7.6</text:p>
          </table:table-cell>
          <table:table-cell table:formula="of:=[.C36]/[.F36]*[.$F$87]" office:value-type="float" office:value="-1326.79385362006" calcext:value-type="float">
            <text:p>-1326.7938536200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2_ep_34.ply</text:p>
          </table:table-cell>
          <table:table-cell office:value-type="float" office:value="-903.3118" calcext:value-type="float">
            <text:p>-903.3118</text:p>
          </table:table-cell>
          <table:table-cell office:value-type="float" office:value="162.9419" calcext:value-type="float">
            <text:p>162.9419</text:p>
          </table:table-cell>
          <table:table-cell office:value-type="float" office:value="1066.2537" calcext:value-type="float">
            <text:p>1066.2537</text:p>
          </table:table-cell>
          <table:table-cell office:value-type="float" office:value="3225.8399" calcext:value-type="float">
            <text:p>3225.8399</text:p>
          </table:table-cell>
          <table:table-cell office:value-type="float" office:value="82.3" calcext:value-type="float">
            <text:p>82.3</text:p>
          </table:table-cell>
          <table:table-cell office:value-type="float" office:value="7.6" calcext:value-type="float">
            <text:p>7.6</text:p>
          </table:table-cell>
          <table:table-cell table:formula="of:=[.C37]/[.F37]*[.$F$87]" office:value-type="float" office:value="-1025.04372652741" calcext:value-type="float">
            <text:p>-1025.0437265274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4_ep_35.ply</text:p>
          </table:table-cell>
          <table:table-cell office:value-type="float" office:value="-657.6189" calcext:value-type="float">
            <text:p>-657.6189</text:p>
          </table:table-cell>
          <table:table-cell office:value-type="float" office:value="121.8589" calcext:value-type="float">
            <text:p>121.8589</text:p>
          </table:table-cell>
          <table:table-cell office:value-type="float" office:value="779.4778" calcext:value-type="float">
            <text:p>779.4778</text:p>
          </table:table-cell>
          <table:table-cell office:value-type="float" office:value="3220.9599" calcext:value-type="float">
            <text:p>3220.9599</text:p>
          </table:table-cell>
          <table:table-cell office:value-type="float" office:value="82.8" calcext:value-type="float">
            <text:p>82.8</text:p>
          </table:table-cell>
          <table:table-cell office:value-type="float" office:value="7.6" calcext:value-type="float">
            <text:p>7.6</text:p>
          </table:table-cell>
          <table:table-cell table:formula="of:=[.C38]/[.F38]*[.$F$87]" office:value-type="float" office:value="-747.371420185054" calcext:value-type="float">
            <text:p>-747.37142018505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5_ep_36.ply</text:p>
          </table:table-cell>
          <table:table-cell office:value-type="float" office:value="-895.9774" calcext:value-type="float">
            <text:p>-895.9774</text:p>
          </table:table-cell>
          <table:table-cell office:value-type="float" office:value="75.6066" calcext:value-type="float">
            <text:p>75.6066</text:p>
          </table:table-cell>
          <table:table-cell office:value-type="float" office:value="971.584" calcext:value-type="float">
            <text:p>971.584</text:p>
          </table:table-cell>
          <table:table-cell office:value-type="float" office:value="3323.4399" calcext:value-type="float">
            <text:p>3323.4399</text:p>
          </table:table-cell>
          <table:table-cell office:value-type="float" office:value="86.1" calcext:value-type="float">
            <text:p>86.1</text:p>
          </table:table-cell>
          <table:table-cell office:value-type="float" office:value="7.7" calcext:value-type="float">
            <text:p>7.7</text:p>
          </table:table-cell>
          <table:table-cell table:formula="of:=[.C39]/[.F39]*[.$F$87]" office:value-type="float" office:value="-986.862720684752" calcext:value-type="float">
            <text:p>-986.86272068475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6_ep_37.ply</text:p>
          </table:table-cell>
          <table:table-cell office:value-type="float" office:value="-583.4585" calcext:value-type="float">
            <text:p>-583.4585</text:p>
          </table:table-cell>
          <table:table-cell office:value-type="float" office:value="123.6039" calcext:value-type="float">
            <text:p>123.6039</text:p>
          </table:table-cell>
          <table:table-cell office:value-type="float" office:value="707.0624" calcext:value-type="float">
            <text:p>707.0624</text:p>
          </table:table-cell>
          <table:table-cell office:value-type="float" office:value="2821.1599" calcext:value-type="float">
            <text:p>2821.1599</text:p>
          </table:table-cell>
          <table:table-cell office:value-type="float" office:value="79.6" calcext:value-type="float">
            <text:p>79.6</text:p>
          </table:table-cell>
          <table:table-cell office:value-type="float" office:value="7.5" calcext:value-type="float">
            <text:p>7.5</text:p>
          </table:table-cell>
          <table:table-cell table:formula="of:=[.C40]/[.F40]*[.$F$87]" office:value-type="float" office:value="-757.059104807973" calcext:value-type="float">
            <text:p>-757.05910480797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7_ep_38.ply</text:p>
          </table:table-cell>
          <table:table-cell office:value-type="float" office:value="-521.7491" calcext:value-type="float">
            <text:p>-521.7491</text:p>
          </table:table-cell>
          <table:table-cell office:value-type="float" office:value="202.3647" calcext:value-type="float">
            <text:p>202.3647</text:p>
          </table:table-cell>
          <table:table-cell office:value-type="float" office:value="724.1138" calcext:value-type="float">
            <text:p>724.1138</text:p>
          </table:table-cell>
          <table:table-cell office:value-type="float" office:value="2959.7599" calcext:value-type="float">
            <text:p>2959.7599</text:p>
          </table:table-cell>
          <table:table-cell office:value-type="float" office:value="78.9" calcext:value-type="float">
            <text:p>78.9</text:p>
          </table:table-cell>
          <table:table-cell office:value-type="float" office:value="7.4" calcext:value-type="float">
            <text:p>7.4</text:p>
          </table:table-cell>
          <table:table-cell table:formula="of:=[.C41]/[.F41]*[.$F$87]" office:value-type="float" office:value="-645.286745496177" calcext:value-type="float">
            <text:p>-645.28674549617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8_ep_39.ply</text:p>
          </table:table-cell>
          <table:table-cell office:value-type="float" office:value="-486.7504" calcext:value-type="float">
            <text:p>-486.7504</text:p>
          </table:table-cell>
          <table:table-cell office:value-type="float" office:value="205.119" calcext:value-type="float">
            <text:p>205.119</text:p>
          </table:table-cell>
          <table:table-cell office:value-type="float" office:value="691.8694" calcext:value-type="float">
            <text:p>691.8694</text:p>
          </table:table-cell>
          <table:table-cell office:value-type="float" office:value="2971.5999" calcext:value-type="float">
            <text:p>2971.5999</text:p>
          </table:table-cell>
          <table:table-cell office:value-type="float" office:value="77" calcext:value-type="float">
            <text:p>77</text:p>
          </table:table-cell>
          <table:table-cell office:value-type="float" office:value="7.5" calcext:value-type="float">
            <text:p>7.5</text:p>
          </table:table-cell>
          <table:table-cell table:formula="of:=[.C42]/[.F42]*[.$F$87]" office:value-type="float" office:value="-599.602589685428" calcext:value-type="float">
            <text:p>-599.60258968542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09_ep_40.ply</text:p>
          </table:table-cell>
          <table:table-cell office:value-type="float" office:value="-452.639" calcext:value-type="float">
            <text:p>-452.639</text:p>
          </table:table-cell>
          <table:table-cell office:value-type="float" office:value="135.1956" calcext:value-type="float">
            <text:p>135.1956</text:p>
          </table:table-cell>
          <table:table-cell office:value-type="float" office:value="587.8346" calcext:value-type="float">
            <text:p>587.8346</text:p>
          </table:table-cell>
          <table:table-cell office:value-type="float" office:value="2668.1599" calcext:value-type="float">
            <text:p>2668.1599</text:p>
          </table:table-cell>
          <table:table-cell office:value-type="float" office:value="77.6" calcext:value-type="float">
            <text:p>77.6</text:p>
          </table:table-cell>
          <table:table-cell office:value-type="float" office:value="7.4" calcext:value-type="float">
            <text:p>7.4</text:p>
          </table:table-cell>
          <table:table-cell table:formula="of:=[.C43]/[.F43]*[.$F$87]" office:value-type="float" office:value="-620.994331177865" calcext:value-type="float">
            <text:p>-620.99433117786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0_ep_41.ply</text:p>
          </table:table-cell>
          <table:table-cell office:value-type="float" office:value="-837.8861" calcext:value-type="float">
            <text:p>-837.8861</text:p>
          </table:table-cell>
          <table:table-cell office:value-type="float" office:value="46.3603" calcext:value-type="float">
            <text:p>46.3603</text:p>
          </table:table-cell>
          <table:table-cell office:value-type="float" office:value="884.2464" calcext:value-type="float">
            <text:p>884.2464</text:p>
          </table:table-cell>
          <table:table-cell office:value-type="float" office:value="3080.8799" calcext:value-type="float">
            <text:p>3080.8799</text:p>
          </table:table-cell>
          <table:table-cell office:value-type="float" office:value="80.4" calcext:value-type="float">
            <text:p>80.4</text:p>
          </table:table-cell>
          <table:table-cell office:value-type="float" office:value="7.4" calcext:value-type="float">
            <text:p>7.4</text:p>
          </table:table-cell>
          <table:table-cell table:formula="of:=[.C44]/[.F44]*[.$F$87]" office:value-type="float" office:value="-995.537754791217" calcext:value-type="float">
            <text:p>-995.53775479121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1_ep_42.ply</text:p>
          </table:table-cell>
          <table:table-cell office:value-type="float" office:value="-1019.7788" calcext:value-type="float">
            <text:p>-1019.7788</text:p>
          </table:table-cell>
          <table:table-cell office:value-type="float" office:value="71.9207" calcext:value-type="float">
            <text:p>71.9207</text:p>
          </table:table-cell>
          <table:table-cell office:value-type="float" office:value="1091.6995" calcext:value-type="float">
            <text:p>1091.6995</text:p>
          </table:table-cell>
          <table:table-cell office:value-type="float" office:value="2942.3999" calcext:value-type="float">
            <text:p>2942.3999</text:p>
          </table:table-cell>
          <table:table-cell office:value-type="float" office:value="76.5" calcext:value-type="float">
            <text:p>76.5</text:p>
          </table:table-cell>
          <table:table-cell office:value-type="float" office:value="7.5" calcext:value-type="float">
            <text:p>7.5</text:p>
          </table:table-cell>
          <table:table-cell table:formula="of:=[.C45]/[.F45]*[.$F$87]" office:value-type="float" office:value="-1268.67914254283" calcext:value-type="float">
            <text:p>-1268.6791425428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2_ep_43.ply</text:p>
          </table:table-cell>
          <table:table-cell office:value-type="float" office:value="-1129.4118" calcext:value-type="float">
            <text:p>-1129.4118</text:p>
          </table:table-cell>
          <table:table-cell office:value-type="float" office:value="46.8312" calcext:value-type="float">
            <text:p>46.8312</text:p>
          </table:table-cell>
          <table:table-cell office:value-type="float" office:value="1176.243" calcext:value-type="float">
            <text:p>1176.243</text:p>
          </table:table-cell>
          <table:table-cell office:value-type="float" office:value="2873.4399" calcext:value-type="float">
            <text:p>2873.4399</text:p>
          </table:table-cell>
          <table:table-cell office:value-type="float" office:value="78.1" calcext:value-type="float">
            <text:p>78.1</text:p>
          </table:table-cell>
          <table:table-cell office:value-type="float" office:value="7.4" calcext:value-type="float">
            <text:p>7.4</text:p>
          </table:table-cell>
          <table:table-cell table:formula="of:=[.C46]/[.F46]*[.$F$87]" office:value-type="float" office:value="-1438.79102732123" calcext:value-type="float">
            <text:p>-1438.7910273212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3_ep_44.ply</text:p>
          </table:table-cell>
          <table:table-cell office:value-type="float" office:value="-821.9702" calcext:value-type="float">
            <text:p>-821.9702</text:p>
          </table:table-cell>
          <table:table-cell office:value-type="float" office:value="139.3164" calcext:value-type="float">
            <text:p>139.3164</text:p>
          </table:table-cell>
          <table:table-cell office:value-type="float" office:value="961.2865" calcext:value-type="float">
            <text:p>961.2865</text:p>
          </table:table-cell>
          <table:table-cell office:value-type="float" office:value="3305.5199" calcext:value-type="float">
            <text:p>3305.5199</text:p>
          </table:table-cell>
          <table:table-cell office:value-type="float" office:value="85.1" calcext:value-type="float">
            <text:p>85.1</text:p>
          </table:table-cell>
          <table:table-cell office:value-type="float" office:value="7.5" calcext:value-type="float">
            <text:p>7.5</text:p>
          </table:table-cell>
          <table:table-cell table:formula="of:=[.C47]/[.F47]*[.$F$87]" office:value-type="float" office:value="-910.256553928167" calcext:value-type="float">
            <text:p>-910.25655392816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5_ep_45.ply</text:p>
          </table:table-cell>
          <table:table-cell office:value-type="float" office:value="-331.6944" calcext:value-type="float">
            <text:p>-331.6944</text:p>
          </table:table-cell>
          <table:table-cell office:value-type="float" office:value="116.5047" calcext:value-type="float">
            <text:p>116.5047</text:p>
          </table:table-cell>
          <table:table-cell office:value-type="float" office:value="448.1991" calcext:value-type="float">
            <text:p>448.1991</text:p>
          </table:table-cell>
          <table:table-cell office:value-type="float" office:value="2867.6399" calcext:value-type="float">
            <text:p>2867.6399</text:p>
          </table:table-cell>
          <table:table-cell office:value-type="float" office:value="76.2" calcext:value-type="float">
            <text:p>76.2</text:p>
          </table:table-cell>
          <table:table-cell office:value-type="float" office:value="7.3" calcext:value-type="float">
            <text:p>7.3</text:p>
          </table:table-cell>
          <table:table-cell table:formula="of:=[.C48]/[.F48]*[.$F$87]" office:value-type="float" office:value="-423.409933616337" calcext:value-type="float">
            <text:p>-423.40993361633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6_ep_46.ply</text:p>
          </table:table-cell>
          <table:table-cell office:value-type="float" office:value="-301.8964" calcext:value-type="float">
            <text:p>-301.8964</text:p>
          </table:table-cell>
          <table:table-cell office:value-type="float" office:value="117.3114" calcext:value-type="float">
            <text:p>117.3114</text:p>
          </table:table-cell>
          <table:table-cell office:value-type="float" office:value="419.2078" calcext:value-type="float">
            <text:p>419.2078</text:p>
          </table:table-cell>
          <table:table-cell office:value-type="float" office:value="3130.9999" calcext:value-type="float">
            <text:p>3130.9999</text:p>
          </table:table-cell>
          <table:table-cell office:value-type="float" office:value="84.1" calcext:value-type="float">
            <text:p>84.1</text:p>
          </table:table-cell>
          <table:table-cell office:value-type="float" office:value="7.4" calcext:value-type="float">
            <text:p>7.4</text:p>
          </table:table-cell>
          <table:table-cell table:formula="of:=[.C49]/[.F49]*[.$F$87]" office:value-type="float" office:value="-352.957486774228" calcext:value-type="float">
            <text:p>-352.95748677422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7_ep_47.ply</text:p>
          </table:table-cell>
          <table:table-cell office:value-type="float" office:value="-300.2387" calcext:value-type="float">
            <text:p>-300.2387</text:p>
          </table:table-cell>
          <table:table-cell office:value-type="float" office:value="116.1529" calcext:value-type="float">
            <text:p>116.1529</text:p>
          </table:table-cell>
          <table:table-cell office:value-type="float" office:value="416.3916" calcext:value-type="float">
            <text:p>416.3916</text:p>
          </table:table-cell>
          <table:table-cell office:value-type="float" office:value="2900.6799" calcext:value-type="float">
            <text:p>2900.6799</text:p>
          </table:table-cell>
          <table:table-cell office:value-type="float" office:value="78" calcext:value-type="float">
            <text:p>78</text:p>
          </table:table-cell>
          <table:table-cell office:value-type="float" office:value="7.5" calcext:value-type="float">
            <text:p>7.5</text:p>
          </table:table-cell>
          <table:table-cell table:formula="of:=[.C50]/[.F50]*[.$F$87]" office:value-type="float" office:value="-378.89108193156" calcext:value-type="float">
            <text:p>-378.8910819315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8_ep_48.ply</text:p>
          </table:table-cell>
          <table:table-cell office:value-type="float" office:value="-565.6901" calcext:value-type="float">
            <text:p>-565.6901</text:p>
          </table:table-cell>
          <table:table-cell office:value-type="float" office:value="41.8363" calcext:value-type="float">
            <text:p>41.8363</text:p>
          </table:table-cell>
          <table:table-cell office:value-type="float" office:value="607.5265" calcext:value-type="float">
            <text:p>607.5265</text:p>
          </table:table-cell>
          <table:table-cell office:value-type="float" office:value="2879.6399" calcext:value-type="float">
            <text:p>2879.6399</text:p>
          </table:table-cell>
          <table:table-cell office:value-type="float" office:value="73.4" calcext:value-type="float">
            <text:p>73.4</text:p>
          </table:table-cell>
          <table:table-cell office:value-type="float" office:value="7.4" calcext:value-type="float">
            <text:p>7.4</text:p>
          </table:table-cell>
          <table:table-cell table:formula="of:=[.C51]/[.F51]*[.$F$87]" office:value-type="float" office:value="-719.09772325595" calcext:value-type="float">
            <text:p>-719.0977232559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19_ep_49.ply</text:p>
          </table:table-cell>
          <table:table-cell office:value-type="float" office:value="-296.9957" calcext:value-type="float">
            <text:p>-296.9957</text:p>
          </table:table-cell>
          <table:table-cell office:value-type="float" office:value="65.4651" calcext:value-type="float">
            <text:p>65.4651</text:p>
          </table:table-cell>
          <table:table-cell office:value-type="float" office:value="362.4608" calcext:value-type="float">
            <text:p>362.4608</text:p>
          </table:table-cell>
          <table:table-cell office:value-type="float" office:value="2927.6399" calcext:value-type="float">
            <text:p>2927.6399</text:p>
          </table:table-cell>
          <table:table-cell office:value-type="float" office:value="79.7" calcext:value-type="float">
            <text:p>79.7</text:p>
          </table:table-cell>
          <table:table-cell office:value-type="float" office:value="7.5" calcext:value-type="float">
            <text:p>7.5</text:p>
          </table:table-cell>
          <table:table-cell table:formula="of:=[.C52]/[.F52]*[.$F$87]" office:value-type="float" office:value="-371.347087424389" calcext:value-type="float">
            <text:p>-371.347087424389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0_ep_50.ply</text:p>
          </table:table-cell>
          <table:table-cell office:value-type="float" office:value="-635.2131" calcext:value-type="float">
            <text:p>-635.2131</text:p>
          </table:table-cell>
          <table:table-cell office:value-type="float" office:value="35.3719" calcext:value-type="float">
            <text:p>35.3719</text:p>
          </table:table-cell>
          <table:table-cell office:value-type="float" office:value="670.585" calcext:value-type="float">
            <text:p>670.585</text:p>
          </table:table-cell>
          <table:table-cell office:value-type="float" office:value="2890.9199" calcext:value-type="float">
            <text:p>2890.9199</text:p>
          </table:table-cell>
          <table:table-cell office:value-type="float" office:value="72.8" calcext:value-type="float">
            <text:p>72.8</text:p>
          </table:table-cell>
          <table:table-cell office:value-type="float" office:value="7.5" calcext:value-type="float">
            <text:p>7.5</text:p>
          </table:table-cell>
          <table:table-cell table:formula="of:=[.C53]/[.F53]*[.$F$87]" office:value-type="float" office:value="-804.323773140408" calcext:value-type="float">
            <text:p>-804.32377314040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2_ep_51.ply</text:p>
          </table:table-cell>
          <table:table-cell office:value-type="float" office:value="-631.1108" calcext:value-type="float">
            <text:p>-631.1108</text:p>
          </table:table-cell>
          <table:table-cell office:value-type="float" office:value="81.4104" calcext:value-type="float">
            <text:p>81.4104</text:p>
          </table:table-cell>
          <table:table-cell office:value-type="float" office:value="712.5212" calcext:value-type="float">
            <text:p>712.5212</text:p>
          </table:table-cell>
          <table:table-cell office:value-type="float" office:value="3490.4399" calcext:value-type="float">
            <text:p>3490.4399</text:p>
          </table:table-cell>
          <table:table-cell office:value-type="float" office:value="90.8" calcext:value-type="float">
            <text:p>90.8</text:p>
          </table:table-cell>
          <table:table-cell office:value-type="float" office:value="7.7" calcext:value-type="float">
            <text:p>7.7</text:p>
          </table:table-cell>
          <table:table-cell table:formula="of:=[.C54]/[.F54]*[.$F$87]" office:value-type="float" office:value="-661.870409783283" calcext:value-type="float">
            <text:p>-661.87040978328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3_ep_52.ply</text:p>
          </table:table-cell>
          <table:table-cell office:value-type="float" office:value="-825.3801" calcext:value-type="float">
            <text:p>-825.3801</text:p>
          </table:table-cell>
          <table:table-cell office:value-type="float" office:value="40.3803" calcext:value-type="float">
            <text:p>40.3803</text:p>
          </table:table-cell>
          <table:table-cell office:value-type="float" office:value="865.7604" calcext:value-type="float">
            <text:p>865.7604</text:p>
          </table:table-cell>
          <table:table-cell office:value-type="float" office:value="3042.8799" calcext:value-type="float">
            <text:p>3042.8799</text:p>
          </table:table-cell>
          <table:table-cell office:value-type="float" office:value="78.9" calcext:value-type="float">
            <text:p>78.9</text:p>
          </table:table-cell>
          <table:table-cell office:value-type="float" office:value="7.6" calcext:value-type="float">
            <text:p>7.6</text:p>
          </table:table-cell>
          <table:table-cell table:formula="of:=[.C55]/[.F55]*[.$F$87]" office:value-type="float" office:value="-992.925582215056" calcext:value-type="float">
            <text:p>-992.92558221505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6_ep_53.ply</text:p>
          </table:table-cell>
          <table:table-cell office:value-type="float" office:value="-284.5772" calcext:value-type="float">
            <text:p>-284.5772</text:p>
          </table:table-cell>
          <table:table-cell office:value-type="float" office:value="80.2275" calcext:value-type="float">
            <text:p>80.2275</text:p>
          </table:table-cell>
          <table:table-cell office:value-type="float" office:value="364.8046" calcext:value-type="float">
            <text:p>364.8046</text:p>
          </table:table-cell>
          <table:table-cell office:value-type="float" office:value="3660.5599" calcext:value-type="float">
            <text:p>3660.5599</text:p>
          </table:table-cell>
          <table:table-cell office:value-type="float" office:value="90.7" calcext:value-type="float">
            <text:p>90.7</text:p>
          </table:table-cell>
          <table:table-cell office:value-type="float" office:value="7.7" calcext:value-type="float">
            <text:p>7.7</text:p>
          </table:table-cell>
          <table:table-cell table:formula="of:=[.C56]/[.F56]*[.$F$87]" office:value-type="float" office:value="-284.5772" calcext:value-type="float">
            <text:p>-284.577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7_ep_54.ply</text:p>
          </table:table-cell>
          <table:table-cell office:value-type="float" office:value="-111.469" calcext:value-type="float">
            <text:p>-111.469</text:p>
          </table:table-cell>
          <table:table-cell office:value-type="float" office:value="145.4993" calcext:value-type="float">
            <text:p>145.4993</text:p>
          </table:table-cell>
          <table:table-cell office:value-type="float" office:value="256.9683" calcext:value-type="float">
            <text:p>256.9683</text:p>
          </table:table-cell>
          <table:table-cell office:value-type="float" office:value="3349.3199" calcext:value-type="float">
            <text:p>3349.3199</text:p>
          </table:table-cell>
          <table:table-cell office:value-type="float" office:value="88" calcext:value-type="float">
            <text:p>88</text:p>
          </table:table-cell>
          <table:table-cell office:value-type="float" office:value="7.7" calcext:value-type="float">
            <text:p>7.7</text:p>
          </table:table-cell>
          <table:table-cell table:formula="of:=[.C57]/[.F57]*[.$F$87]" office:value-type="float" office:value="-121.827404869" calcext:value-type="float">
            <text:p>-121.827404869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8_ep_55.ply</text:p>
          </table:table-cell>
          <table:table-cell office:value-type="float" office:value="118.8461" calcext:value-type="float">
            <text:p>118.8461</text:p>
          </table:table-cell>
          <table:table-cell office:value-type="float" office:value="350.4721" calcext:value-type="float">
            <text:p>350.4721</text:p>
          </table:table-cell>
          <table:table-cell office:value-type="float" office:value="231.626" calcext:value-type="float">
            <text:p>231.626</text:p>
          </table:table-cell>
          <table:table-cell office:value-type="float" office:value="2985.1199" calcext:value-type="float">
            <text:p>2985.1199</text:p>
          </table:table-cell>
          <table:table-cell office:value-type="float" office:value="76.8" calcext:value-type="float">
            <text:p>76.8</text:p>
          </table:table-cell>
          <table:table-cell office:value-type="float" office:value="7.4" calcext:value-type="float">
            <text:p>7.4</text:p>
          </table:table-cell>
          <table:table-cell table:formula="of:=[.C58]/[.F58]*[.$F$87]" office:value-type="float" office:value="145.737284432491" calcext:value-type="float">
            <text:p>145.73728443249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29_ep_56.ply</text:p>
          </table:table-cell>
          <table:table-cell office:value-type="float" office:value="-271.1959" calcext:value-type="float">
            <text:p>-271.1959</text:p>
          </table:table-cell>
          <table:table-cell office:value-type="float" office:value="158.1724" calcext:value-type="float">
            <text:p>158.1724</text:p>
          </table:table-cell>
          <table:table-cell office:value-type="float" office:value="429.3683" calcext:value-type="float">
            <text:p>429.3683</text:p>
          </table:table-cell>
          <table:table-cell office:value-type="float" office:value="3203.5599" calcext:value-type="float">
            <text:p>3203.5599</text:p>
          </table:table-cell>
          <table:table-cell office:value-type="float" office:value="78.2" calcext:value-type="float">
            <text:p>78.2</text:p>
          </table:table-cell>
          <table:table-cell office:value-type="float" office:value="7.4" calcext:value-type="float">
            <text:p>7.4</text:p>
          </table:table-cell>
          <table:table-cell table:formula="of:=[.C59]/[.F59]*[.$F$87]" office:value-type="float" office:value="-309.88302624977" calcext:value-type="float">
            <text:p>-309.8830262497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09_30_ep_57.ply</text:p>
          </table:table-cell>
          <table:table-cell office:value-type="float" office:value="-330.377" calcext:value-type="float">
            <text:p>-330.377</text:p>
          </table:table-cell>
          <table:table-cell office:value-type="float" office:value="113.6977" calcext:value-type="float">
            <text:p>113.6977</text:p>
          </table:table-cell>
          <table:table-cell office:value-type="float" office:value="444.0746" calcext:value-type="float">
            <text:p>444.0746</text:p>
          </table:table-cell>
          <table:table-cell office:value-type="float" office:value="3292.5599" calcext:value-type="float">
            <text:p>3292.5599</text:p>
          </table:table-cell>
          <table:table-cell office:value-type="float" office:value="84.7" calcext:value-type="float">
            <text:p>84.7</text:p>
          </table:table-cell>
          <table:table-cell office:value-type="float" office:value="7.6" calcext:value-type="float">
            <text:p>7.6</text:p>
          </table:table-cell>
          <table:table-cell table:formula="of:=[.C60]/[.F60]*[.$F$87]" office:value-type="float" office:value="-367.302292080487" calcext:value-type="float">
            <text:p>-367.30229208048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2_ep_58.ply</text:p>
          </table:table-cell>
          <table:table-cell office:value-type="float" office:value="-326.4373" calcext:value-type="float">
            <text:p>-326.4373</text:p>
          </table:table-cell>
          <table:table-cell office:value-type="float" office:value="105.2447" calcext:value-type="float">
            <text:p>105.2447</text:p>
          </table:table-cell>
          <table:table-cell office:value-type="float" office:value="431.6819" calcext:value-type="float">
            <text:p>431.6819</text:p>
          </table:table-cell>
          <table:table-cell office:value-type="float" office:value="2579.3999" calcext:value-type="float">
            <text:p>2579.3999</text:p>
          </table:table-cell>
          <table:table-cell office:value-type="float" office:value="75.3" calcext:value-type="float">
            <text:p>75.3</text:p>
          </table:table-cell>
          <table:table-cell office:value-type="float" office:value="7.2" calcext:value-type="float">
            <text:p>7.2</text:p>
          </table:table-cell>
          <table:table-cell table:formula="of:=[.C61]/[.F61]*[.$F$87]" office:value-type="float" office:value="-463.264067833867" calcext:value-type="float">
            <text:p>-463.264067833867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3_ep_59.ply</text:p>
          </table:table-cell>
          <table:table-cell office:value-type="float" office:value="-230.8313" calcext:value-type="float">
            <text:p>-230.8313</text:p>
          </table:table-cell>
          <table:table-cell office:value-type="float" office:value="128.6518" calcext:value-type="float">
            <text:p>128.6518</text:p>
          </table:table-cell>
          <table:table-cell office:value-type="float" office:value="359.4831" calcext:value-type="float">
            <text:p>359.4831</text:p>
          </table:table-cell>
          <table:table-cell office:value-type="float" office:value="2915.3199" calcext:value-type="float">
            <text:p>2915.3199</text:p>
          </table:table-cell>
          <table:table-cell office:value-type="float" office:value="77.8" calcext:value-type="float">
            <text:p>77.8</text:p>
          </table:table-cell>
          <table:table-cell office:value-type="float" office:value="7.2" calcext:value-type="float">
            <text:p>7.2</text:p>
          </table:table-cell>
          <table:table-cell table:formula="of:=[.C62]/[.F62]*[.$F$87]" office:value-type="float" office:value="-289.838449785518" calcext:value-type="float">
            <text:p>-289.83844978551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4_ep_60.ply</text:p>
          </table:table-cell>
          <table:table-cell office:value-type="float" office:value="-294.218" calcext:value-type="float">
            <text:p>-294.218</text:p>
          </table:table-cell>
          <table:table-cell office:value-type="float" office:value="102.4137" calcext:value-type="float">
            <text:p>102.4137</text:p>
          </table:table-cell>
          <table:table-cell office:value-type="float" office:value="396.6317" calcext:value-type="float">
            <text:p>396.6317</text:p>
          </table:table-cell>
          <table:table-cell office:value-type="float" office:value="2975.9599" calcext:value-type="float">
            <text:p>2975.9599</text:p>
          </table:table-cell>
          <table:table-cell office:value-type="float" office:value="78.3" calcext:value-type="float">
            <text:p>78.3</text:p>
          </table:table-cell>
          <table:table-cell office:value-type="float" office:value="7.4" calcext:value-type="float">
            <text:p>7.4</text:p>
          </table:table-cell>
          <table:table-cell table:formula="of:=[.C63]/[.F63]*[.$F$87]" office:value-type="float" office:value="-361.900915619932" calcext:value-type="float">
            <text:p>-361.90091561993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5_ep_61.ply</text:p>
          </table:table-cell>
          <table:table-cell office:value-type="float" office:value="-594.0853" calcext:value-type="float">
            <text:p>-594.0853</text:p>
          </table:table-cell>
          <table:table-cell office:value-type="float" office:value="42.9517" calcext:value-type="float">
            <text:p>42.9517</text:p>
          </table:table-cell>
          <table:table-cell office:value-type="float" office:value="637.0371" calcext:value-type="float">
            <text:p>637.0371</text:p>
          </table:table-cell>
          <table:table-cell office:value-type="float" office:value="2790.8799" calcext:value-type="float">
            <text:p>2790.8799</text:p>
          </table:table-cell>
          <table:table-cell office:value-type="float" office:value="69.7" calcext:value-type="float">
            <text:p>69.7</text:p>
          </table:table-cell>
          <table:table-cell office:value-type="float" office:value="7.3" calcext:value-type="float">
            <text:p>7.3</text:p>
          </table:table-cell>
          <table:table-cell table:formula="of:=[.C64]/[.F64]*[.$F$87]" office:value-type="float" office:value="-779.211182236638" calcext:value-type="float">
            <text:p>-779.211182236638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6_ep_62.ply</text:p>
          </table:table-cell>
          <table:table-cell office:value-type="float" office:value="51.4709" calcext:value-type="float">
            <text:p>51.4709</text:p>
          </table:table-cell>
          <table:table-cell office:value-type="float" office:value="284.4027" calcext:value-type="float">
            <text:p>284.4027</text:p>
          </table:table-cell>
          <table:table-cell office:value-type="float" office:value="232.9318" calcext:value-type="float">
            <text:p>232.9318</text:p>
          </table:table-cell>
          <table:table-cell office:value-type="float" office:value="3005.5999" calcext:value-type="float">
            <text:p>3005.5999</text:p>
          </table:table-cell>
          <table:table-cell office:value-type="float" office:value="75.1" calcext:value-type="float">
            <text:p>75.1</text:p>
          </table:table-cell>
          <table:table-cell office:value-type="float" office:value="7.3" calcext:value-type="float">
            <text:p>7.3</text:p>
          </table:table-cell>
          <table:table-cell table:formula="of:=[.C65]/[.F65]*[.$F$87]" office:value-type="float" office:value="62.6870903731764" calcext:value-type="float">
            <text:p>62.687090373176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7_ep_63.ply</text:p>
          </table:table-cell>
          <table:table-cell office:value-type="float" office:value="-401.5551" calcext:value-type="float">
            <text:p>-401.5551</text:p>
          </table:table-cell>
          <table:table-cell office:value-type="float" office:value="54.0886" calcext:value-type="float">
            <text:p>54.0886</text:p>
          </table:table-cell>
          <table:table-cell office:value-type="float" office:value="455.6437" calcext:value-type="float">
            <text:p>455.6437</text:p>
          </table:table-cell>
          <table:table-cell office:value-type="float" office:value="2954.1599" calcext:value-type="float">
            <text:p>2954.1599</text:p>
          </table:table-cell>
          <table:table-cell office:value-type="float" office:value="76.9" calcext:value-type="float">
            <text:p>76.9</text:p>
          </table:table-cell>
          <table:table-cell office:value-type="float" office:value="7.4" calcext:value-type="float">
            <text:p>7.4</text:p>
          </table:table-cell>
          <table:table-cell table:formula="of:=[.C66]/[.F66]*[.$F$87]" office:value-type="float" office:value="-497.575130141226" calcext:value-type="float">
            <text:p>-497.57513014122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08_ep_64.ply</text:p>
          </table:table-cell>
          <table:table-cell office:value-type="float" office:value="-430.5142" calcext:value-type="float">
            <text:p>-430.5142</text:p>
          </table:table-cell>
          <table:table-cell office:value-type="float" office:value="68.2207" calcext:value-type="float">
            <text:p>68.2207</text:p>
          </table:table-cell>
          <table:table-cell office:value-type="float" office:value="498.7349" calcext:value-type="float">
            <text:p>498.7349</text:p>
          </table:table-cell>
          <table:table-cell office:value-type="float" office:value="3649.7599" calcext:value-type="float">
            <text:p>3649.7599</text:p>
          </table:table-cell>
          <table:table-cell office:value-type="float" office:value="88.2" calcext:value-type="float">
            <text:p>88.2</text:p>
          </table:table-cell>
          <table:table-cell office:value-type="float" office:value="7.6" calcext:value-type="float">
            <text:p>7.6</text:p>
          </table:table-cell>
          <table:table-cell table:formula="of:=[.C67]/[.F67]*[.$F$87]" office:value-type="float" office:value="-431.788134036044" calcext:value-type="float">
            <text:p>-431.78813403604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0_ep_65.ply</text:p>
          </table:table-cell>
          <table:table-cell office:value-type="float" office:value="-1110.3119" calcext:value-type="float">
            <text:p>-1110.3119</text:p>
          </table:table-cell>
          <table:table-cell office:value-type="float" office:value="84.9985" calcext:value-type="float">
            <text:p>84.9985</text:p>
          </table:table-cell>
          <table:table-cell office:value-type="float" office:value="1195.3103" calcext:value-type="float">
            <text:p>1195.3103</text:p>
          </table:table-cell>
          <table:table-cell office:value-type="float" office:value="3320.7999" calcext:value-type="float">
            <text:p>3320.7999</text:p>
          </table:table-cell>
          <table:table-cell office:value-type="float" office:value="82.9" calcext:value-type="float">
            <text:p>82.9</text:p>
          </table:table-cell>
          <table:table-cell office:value-type="float" office:value="7.7" calcext:value-type="float">
            <text:p>7.7</text:p>
          </table:table-cell>
          <table:table-cell table:formula="of:=[.C68]/[.F68]*[.$F$87]" office:value-type="float" office:value="-1223.91090701756" calcext:value-type="float">
            <text:p>-1223.91090701756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1_ep_66.ply</text:p>
          </table:table-cell>
          <table:table-cell office:value-type="float" office:value="-486.2491" calcext:value-type="float">
            <text:p>-486.2491</text:p>
          </table:table-cell>
          <table:table-cell office:value-type="float" office:value="50.4116" calcext:value-type="float">
            <text:p>50.4116</text:p>
          </table:table-cell>
          <table:table-cell office:value-type="float" office:value="536.6607" calcext:value-type="float">
            <text:p>536.6607</text:p>
          </table:table-cell>
          <table:table-cell office:value-type="float" office:value="3420.9199" calcext:value-type="float">
            <text:p>3420.9199</text:p>
          </table:table-cell>
          <table:table-cell office:value-type="float" office:value="85.7" calcext:value-type="float">
            <text:p>85.7</text:p>
          </table:table-cell>
          <table:table-cell office:value-type="float" office:value="7.6" calcext:value-type="float">
            <text:p>7.6</text:p>
          </table:table-cell>
          <table:table-cell table:formula="of:=[.C69]/[.F69]*[.$F$87]" office:value-type="float" office:value="-520.311497755645" calcext:value-type="float">
            <text:p>-520.31149775564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2_ep_67.ply</text:p>
          </table:table-cell>
          <table:table-cell office:value-type="float" office:value="-187.9259" calcext:value-type="float">
            <text:p>-187.9259</text:p>
          </table:table-cell>
          <table:table-cell office:value-type="float" office:value="138.7401" calcext:value-type="float">
            <text:p>138.7401</text:p>
          </table:table-cell>
          <table:table-cell office:value-type="float" office:value="326.6661" calcext:value-type="float">
            <text:p>326.6661</text:p>
          </table:table-cell>
          <table:table-cell office:value-type="float" office:value="3372.8799" calcext:value-type="float">
            <text:p>3372.8799</text:p>
          </table:table-cell>
          <table:table-cell office:value-type="float" office:value="83.6" calcext:value-type="float">
            <text:p>83.6</text:p>
          </table:table-cell>
          <table:table-cell office:value-type="float" office:value="7.5" calcext:value-type="float">
            <text:p>7.5</text:p>
          </table:table-cell>
          <table:table-cell table:formula="of:=[.C70]/[.F70]*[.$F$87]" office:value-type="float" office:value="-203.954494113891" calcext:value-type="float">
            <text:p>-203.95449411389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3_ep_68.ply</text:p>
          </table:table-cell>
          <table:table-cell office:value-type="float" office:value="-295.0234" calcext:value-type="float">
            <text:p>-295.0234</text:p>
          </table:table-cell>
          <table:table-cell office:value-type="float" office:value="84.3162" calcext:value-type="float">
            <text:p>84.3162</text:p>
          </table:table-cell>
          <table:table-cell office:value-type="float" office:value="379.3396" calcext:value-type="float">
            <text:p>379.3396</text:p>
          </table:table-cell>
          <table:table-cell office:value-type="float" office:value="3450.0799" calcext:value-type="float">
            <text:p>3450.0799</text:p>
          </table:table-cell>
          <table:table-cell office:value-type="float" office:value="86.6" calcext:value-type="float">
            <text:p>86.6</text:p>
          </table:table-cell>
          <table:table-cell office:value-type="float" office:value="7.7" calcext:value-type="float">
            <text:p>7.7</text:p>
          </table:table-cell>
          <table:table-cell table:formula="of:=[.C71]/[.F71]*[.$F$87]" office:value-type="float" office:value="-313.021975984284" calcext:value-type="float">
            <text:p>-313.02197598428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4_ep_69.ply</text:p>
          </table:table-cell>
          <table:table-cell office:value-type="float" office:value="-125.783" calcext:value-type="float">
            <text:p>-125.783</text:p>
          </table:table-cell>
          <table:table-cell office:value-type="float" office:value="174.2727" calcext:value-type="float">
            <text:p>174.2727</text:p>
          </table:table-cell>
          <table:table-cell office:value-type="float" office:value="300.0557" calcext:value-type="float">
            <text:p>300.0557</text:p>
          </table:table-cell>
          <table:table-cell office:value-type="float" office:value="3000.7999" calcext:value-type="float">
            <text:p>3000.7999</text:p>
          </table:table-cell>
          <table:table-cell office:value-type="float" office:value="76.7" calcext:value-type="float">
            <text:p>76.7</text:p>
          </table:table-cell>
          <table:table-cell office:value-type="float" office:value="7.4" calcext:value-type="float">
            <text:p>7.4</text:p>
          </table:table-cell>
          <table:table-cell table:formula="of:=[.C72]/[.F72]*[.$F$87]" office:value-type="float" office:value="-153.437823662184" calcext:value-type="float">
            <text:p>-153.43782366218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5_ep_70.ply</text:p>
          </table:table-cell>
          <table:table-cell office:value-type="float" office:value="-185.0395" calcext:value-type="float">
            <text:p>-185.0395</text:p>
          </table:table-cell>
          <table:table-cell office:value-type="float" office:value="140.301" calcext:value-type="float">
            <text:p>140.301</text:p>
          </table:table-cell>
          <table:table-cell office:value-type="float" office:value="325.3405" calcext:value-type="float">
            <text:p>325.3405</text:p>
          </table:table-cell>
          <table:table-cell office:value-type="float" office:value="2704.7599" calcext:value-type="float">
            <text:p>2704.7599</text:p>
          </table:table-cell>
          <table:table-cell office:value-type="float" office:value="71.2" calcext:value-type="float">
            <text:p>71.2</text:p>
          </table:table-cell>
          <table:table-cell office:value-type="float" office:value="7.3" calcext:value-type="float">
            <text:p>7.3</text:p>
          </table:table-cell>
          <table:table-cell table:formula="of:=[.C73]/[.F73]*[.$F$87]" office:value-type="float" office:value="-250.428207552193" calcext:value-type="float">
            <text:p>-250.42820755219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6_ep_71.ply</text:p>
          </table:table-cell>
          <table:table-cell office:value-type="float" office:value="-142.2947" calcext:value-type="float">
            <text:p>-142.2947</text:p>
          </table:table-cell>
          <table:table-cell office:value-type="float" office:value="177.0756" calcext:value-type="float">
            <text:p>177.0756</text:p>
          </table:table-cell>
          <table:table-cell office:value-type="float" office:value="319.3702" calcext:value-type="float">
            <text:p>319.3702</text:p>
          </table:table-cell>
          <table:table-cell office:value-type="float" office:value="3174.7599" calcext:value-type="float">
            <text:p>3174.7599</text:p>
          </table:table-cell>
          <table:table-cell office:value-type="float" office:value="78.9" calcext:value-type="float">
            <text:p>78.9</text:p>
          </table:table-cell>
          <table:table-cell office:value-type="float" office:value="7.5" calcext:value-type="float">
            <text:p>7.5</text:p>
          </table:table-cell>
          <table:table-cell table:formula="of:=[.C74]/[.F74]*[.$F$87]" office:value-type="float" office:value="-164.068556114284" calcext:value-type="float">
            <text:p>-164.06855611428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7_ep_72.ply</text:p>
          </table:table-cell>
          <table:table-cell office:value-type="float" office:value="-527.5778" calcext:value-type="float">
            <text:p>-527.5778</text:p>
          </table:table-cell>
          <table:table-cell office:value-type="float" office:value="49.564" calcext:value-type="float">
            <text:p>49.564</text:p>
          </table:table-cell>
          <table:table-cell office:value-type="float" office:value="577.1418" calcext:value-type="float">
            <text:p>577.1418</text:p>
          </table:table-cell>
          <table:table-cell office:value-type="float" office:value="2966.6799" calcext:value-type="float">
            <text:p>2966.6799</text:p>
          </table:table-cell>
          <table:table-cell office:value-type="float" office:value="75.2" calcext:value-type="float">
            <text:p>75.2</text:p>
          </table:table-cell>
          <table:table-cell office:value-type="float" office:value="7.4" calcext:value-type="float">
            <text:p>7.4</text:p>
          </table:table-cell>
          <table:table-cell table:formula="of:=[.C75]/[.F75]*[.$F$87]" office:value-type="float" office:value="-650.973547503464" calcext:value-type="float">
            <text:p>-650.97354750346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8_ep_73.ply</text:p>
          </table:table-cell>
          <table:table-cell office:value-type="float" office:value="-427.1923" calcext:value-type="float">
            <text:p>-427.1923</text:p>
          </table:table-cell>
          <table:table-cell office:value-type="float" office:value="39.9183" calcext:value-type="float">
            <text:p>39.9183</text:p>
          </table:table-cell>
          <table:table-cell office:value-type="float" office:value="467.1106" calcext:value-type="float">
            <text:p>467.1106</text:p>
          </table:table-cell>
          <table:table-cell office:value-type="float" office:value="2578.3999" calcext:value-type="float">
            <text:p>2578.3999</text:p>
          </table:table-cell>
          <table:table-cell office:value-type="float" office:value="75.8" calcext:value-type="float">
            <text:p>75.8</text:p>
          </table:table-cell>
          <table:table-cell office:value-type="float" office:value="7.3" calcext:value-type="float">
            <text:p>7.3</text:p>
          </table:table-cell>
          <table:table-cell table:formula="of:=[.C76]/[.F76]*[.$F$87]" office:value-type="float" office:value="-606.485829823671" calcext:value-type="float">
            <text:p>-606.48582982367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19_ep_74.ply</text:p>
          </table:table-cell>
          <table:table-cell office:value-type="float" office:value="-649.9021" calcext:value-type="float">
            <text:p>-649.9021</text:p>
          </table:table-cell>
          <table:table-cell office:value-type="float" office:value="30.5846" calcext:value-type="float">
            <text:p>30.5846</text:p>
          </table:table-cell>
          <table:table-cell office:value-type="float" office:value="680.4867" calcext:value-type="float">
            <text:p>680.4867</text:p>
          </table:table-cell>
          <table:table-cell office:value-type="float" office:value="3087.8399" calcext:value-type="float">
            <text:p>3087.8399</text:p>
          </table:table-cell>
          <table:table-cell office:value-type="float" office:value="78.1" calcext:value-type="float">
            <text:p>78.1</text:p>
          </table:table-cell>
          <table:table-cell office:value-type="float" office:value="7.5" calcext:value-type="float">
            <text:p>7.5</text:p>
          </table:table-cell>
          <table:table-cell table:formula="of:=[.C77]/[.F77]*[.$F$87]" office:value-type="float" office:value="-770.443301217071" calcext:value-type="float">
            <text:p>-770.44330121707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0_ep_75.ply</text:p>
          </table:table-cell>
          <table:table-cell office:value-type="float" office:value="-298.8889" calcext:value-type="float">
            <text:p>-298.8889</text:p>
          </table:table-cell>
          <table:table-cell office:value-type="float" office:value="124.6155" calcext:value-type="float">
            <text:p>124.6155</text:p>
          </table:table-cell>
          <table:table-cell office:value-type="float" office:value="423.5044" calcext:value-type="float">
            <text:p>423.5044</text:p>
          </table:table-cell>
          <table:table-cell office:value-type="float" office:value="3404.5599" calcext:value-type="float">
            <text:p>3404.5599</text:p>
          </table:table-cell>
          <table:table-cell office:value-type="float" office:value="84.7" calcext:value-type="float">
            <text:p>84.7</text:p>
          </table:table-cell>
          <table:table-cell office:value-type="float" office:value="7.6" calcext:value-type="float">
            <text:p>7.6</text:p>
          </table:table-cell>
          <table:table-cell table:formula="of:=[.C78]/[.F78]*[.$F$87]" office:value-type="float" office:value="-321.363334478301" calcext:value-type="float">
            <text:p>-321.363334478301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2_ep_76.ply</text:p>
          </table:table-cell>
          <table:table-cell office:value-type="float" office:value="-402.3859" calcext:value-type="float">
            <text:p>-402.3859</text:p>
          </table:table-cell>
          <table:table-cell office:value-type="float" office:value="74.3177" calcext:value-type="float">
            <text:p>74.3177</text:p>
          </table:table-cell>
          <table:table-cell office:value-type="float" office:value="476.7036" calcext:value-type="float">
            <text:p>476.7036</text:p>
          </table:table-cell>
          <table:table-cell office:value-type="float" office:value="2828.7999" calcext:value-type="float">
            <text:p>2828.7999</text:p>
          </table:table-cell>
          <table:table-cell office:value-type="float" office:value="79.7" calcext:value-type="float">
            <text:p>79.7</text:p>
          </table:table-cell>
          <table:table-cell office:value-type="float" office:value="7.5" calcext:value-type="float">
            <text:p>7.5</text:p>
          </table:table-cell>
          <table:table-cell table:formula="of:=[.C79]/[.F79]*[.$F$87]" office:value-type="float" office:value="-520.700559224924" calcext:value-type="float">
            <text:p>-520.700559224924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3_ep_77.ply</text:p>
          </table:table-cell>
          <table:table-cell office:value-type="float" office:value="-100.2685" calcext:value-type="float">
            <text:p>-100.2685</text:p>
          </table:table-cell>
          <table:table-cell office:value-type="float" office:value="246.8328" calcext:value-type="float">
            <text:p>246.8328</text:p>
          </table:table-cell>
          <table:table-cell office:value-type="float" office:value="347.1013" calcext:value-type="float">
            <text:p>347.1013</text:p>
          </table:table-cell>
          <table:table-cell office:value-type="float" office:value="2684.1599" calcext:value-type="float">
            <text:p>2684.1599</text:p>
          </table:table-cell>
          <table:table-cell office:value-type="float" office:value="70.7" calcext:value-type="float">
            <text:p>70.7</text:p>
          </table:table-cell>
          <table:table-cell office:value-type="float" office:value="7.5" calcext:value-type="float">
            <text:p>7.5</text:p>
          </table:table-cell>
          <table:table-cell table:formula="of:=[.C80]/[.F80]*[.$F$87]" office:value-type="float" office:value="-136.742542921213" calcext:value-type="float">
            <text:p>-136.742542921213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5_ep_78.ply</text:p>
          </table:table-cell>
          <table:table-cell office:value-type="float" office:value="-419.523" calcext:value-type="float">
            <text:p>-419.523</text:p>
          </table:table-cell>
          <table:table-cell office:value-type="float" office:value="47.2706" calcext:value-type="float">
            <text:p>47.2706</text:p>
          </table:table-cell>
          <table:table-cell office:value-type="float" office:value="466.7936" calcext:value-type="float">
            <text:p>466.7936</text:p>
          </table:table-cell>
          <table:table-cell office:value-type="float" office:value="3403.4799" calcext:value-type="float">
            <text:p>3403.4799</text:p>
          </table:table-cell>
          <table:table-cell office:value-type="float" office:value="87.5" calcext:value-type="float">
            <text:p>87.5</text:p>
          </table:table-cell>
          <table:table-cell office:value-type="float" office:value="7.6" calcext:value-type="float">
            <text:p>7.6</text:p>
          </table:table-cell>
          <table:table-cell table:formula="of:=[.C81]/[.F81]*[.$F$87]" office:value-type="float" office:value="-451.211441245092" calcext:value-type="float">
            <text:p>-451.211441245092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6_ep_79.ply</text:p>
          </table:table-cell>
          <table:table-cell office:value-type="float" office:value="-94.8811" calcext:value-type="float">
            <text:p>-94.8811</text:p>
          </table:table-cell>
          <table:table-cell office:value-type="float" office:value="176.4847" calcext:value-type="float">
            <text:p>176.4847</text:p>
          </table:table-cell>
          <table:table-cell office:value-type="float" office:value="271.3658" calcext:value-type="float">
            <text:p>271.3658</text:p>
          </table:table-cell>
          <table:table-cell office:value-type="float" office:value="2970.5999" calcext:value-type="float">
            <text:p>2970.5999</text:p>
          </table:table-cell>
          <table:table-cell office:value-type="float" office:value="82.6" calcext:value-type="float">
            <text:p>82.6</text:p>
          </table:table-cell>
          <table:table-cell office:value-type="float" office:value="7.4" calcext:value-type="float">
            <text:p>7.4</text:p>
          </table:table-cell>
          <table:table-cell table:formula="of:=[.C82]/[.F82]*[.$F$87]" office:value-type="float" office:value="-116.918454729595" calcext:value-type="float">
            <text:p>-116.918454729595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7_ep_80.ply</text:p>
          </table:table-cell>
          <table:table-cell office:value-type="float" office:value="-449.9046" calcext:value-type="float">
            <text:p>-449.9046</text:p>
          </table:table-cell>
          <table:table-cell office:value-type="float" office:value="32.0853" calcext:value-type="float">
            <text:p>32.0853</text:p>
          </table:table-cell>
          <table:table-cell office:value-type="float" office:value="481.9899" calcext:value-type="float">
            <text:p>481.9899</text:p>
          </table:table-cell>
          <table:table-cell office:value-type="float" office:value="2681.6799" calcext:value-type="float">
            <text:p>2681.6799</text:p>
          </table:table-cell>
          <table:table-cell office:value-type="float" office:value="67.7" calcext:value-type="float">
            <text:p>67.7</text:p>
          </table:table-cell>
          <table:table-cell office:value-type="float" office:value="7.5" calcext:value-type="float">
            <text:p>7.5</text:p>
          </table:table-cell>
          <table:table-cell table:formula="of:=[.C83]/[.F83]*[.$F$87]" office:value-type="float" office:value="-614.130992138749" calcext:value-type="float">
            <text:p>-614.130992138749</text:p>
          </table:table-cell>
        </table:table-row>
        <table:table-row table:style-name="ro1">
          <table:table-cell table:number-columns-repeated="2" office:value-type="string" calcext:value-type="string">
            <text:p>res/point_clouds/dense_2022_10_28_ep_81.ply</text:p>
          </table:table-cell>
          <table:table-cell office:value-type="float" office:value="-430.0413" calcext:value-type="float">
            <text:p>-430.0413</text:p>
          </table:table-cell>
          <table:table-cell office:value-type="float" office:value="56.4211" calcext:value-type="float">
            <text:p>56.4211</text:p>
          </table:table-cell>
          <table:table-cell office:value-type="float" office:value="486.4624" calcext:value-type="float">
            <text:p>486.4624</text:p>
          </table:table-cell>
          <table:table-cell office:value-type="float" office:value="3487.7199" calcext:value-type="float">
            <text:p>3487.7199</text:p>
          </table:table-cell>
          <table:table-cell office:value-type="float" office:value="90.2" calcext:value-type="float">
            <text:p>90.2</text:p>
          </table:table-cell>
          <table:table-cell office:value-type="float" office:value="7.7" calcext:value-type="float">
            <text:p>7.7</text:p>
          </table:table-cell>
          <table:table-cell table:formula="of:=[.C84]/[.F84]*[.$F$87]" office:value-type="float" office:value="-451.352741406748" calcext:value-type="float">
            <text:p>-451.3527414067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MIN([.F3:.F84])" office:value-type="float" office:value="2455.9199" calcext:value-type="float">
            <text:p>2455.9199</text:p>
          </table:table-cell>
          <table:table-cell table:formula="of:=MIN([.G3:.G84])" office:value-type="float" office:value="67.7" calcext:value-type="float">
            <text:p>67.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MAX([.F3:.F85])" office:value-type="float" office:value="3660.5599" calcext:value-type="float">
            <text:p>3660.5599</text:p>
          </table:table-cell>
          <table:table-cell table:formula="of:=MAX([.G3:.G85])" office:value-type="float" office:value="90.8" calcext:value-type="float">
            <text:p>90.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AVERAGE([.F3:.F84])" office:value-type="float" office:value="3035.01258292683" calcext:value-type="float">
            <text:p>3035.01258292683</text:p>
          </table:table-cell>
          <table:table-cell table:formula="of:=AVERAGE([.G3:.G84])" office:value-type="float" office:value="80.3524390243902" calcext:value-type="float">
            <text:p>80.352439024390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[.F88]/0.04" office:value-type="float" office:value="75875.3145731707" calcext:value-type="float">
            <text:p>75875.31457317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6:52:25.070385133</dc:date>
    <meta:editing-duration>PT3M37S</meta:editing-duration>
    <meta:editing-cycles>1</meta:editing-cycles>
    <meta:document-statistic meta:table-count="1" meta:cell-count="75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78cm" svg:height="12.564cm" xlink:href=".." xlink:type="simple" chart:class="chart:line" chart:style-name="ch1">
        <chart:legend chart:legend-position="end" svg:x="17.758cm" svg:y="5.983cm" style:legend-expansion="high" chart:style-name="ch2"/>
        <chart:plot-area chart:style-name="ch3" table:cell-range-address="DOD_res_z_20cm.I3:DOD_res_z_20cm.I84" svg:x="0.409cm" svg:y="0.251cm" svg:width="16.94cm" svg:height="12.062cm">
          <chart:coordinate-region svg:x="1.507cm" svg:y="0.45cm" svg:width="15.702cm" svg:height="11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D_res_z_20cm.I3:DOD_res_z_20cm.I84" chart:class="chart:line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22.91832538698">
                <text:p>-1022.91832538698</text:p>
                <draw:g>
                  <svg:desc>DOD_res_z_20cm.I3:DOD_res_z_20cm.I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66.75320795179">
                <text:p>-1066.75320795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97.62496573078">
                <text:p>-1397.62496573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34.73800482708">
                <text:p>-1534.73800482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86.25441292448">
                <text:p>-1586.25441292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32.77695077787">
                <text:p>-1632.77695077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81.91310909816">
                <text:p>-1481.91310909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00.06430595563">
                <text:p>-1500.06430595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92.64703634348">
                <text:p>-1192.64703634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62.88894824345">
                <text:p>-1262.88894824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84.12076049867">
                <text:p>-1284.12076049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47.11255126051">
                <text:p>-1347.11255126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07.23462265198">
                <text:p>-1407.23462265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38.31878242033">
                <text:p>-1138.31878242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73.30338160553">
                <text:p>-1473.30338160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51.26319182477">
                <text:p>-1451.26319182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46.57693547914">
                <text:p>-1046.57693547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07.53569556406">
                <text:p>-1307.53569556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91.694322428062">
                <text:p>-891.694322428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77.90934544048">
                <text:p>-1177.90934544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84.325672970408">
                <text:p>-584.325672970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70.70512640267">
                <text:p>-1070.70512640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31.20916042018">
                <text:p>-1131.20916042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48.03842034764">
                <text:p>-1348.03842034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71.11119848217">
                <text:p>-1371.11119848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80.11042805834">
                <text:p>-1980.11042805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06.57143344912">
                <text:p>-2106.57143344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07.44504097963">
                <text:p>-1807.44504097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17.71704769748">
                <text:p>-1517.71704769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07.28786978029">
                <text:p>-1007.28786978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58.08585095085">
                <text:p>-1258.08585095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96.9573631002">
                <text:p>-1096.9573631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75.84161128645">
                <text:p>-1675.84161128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26.79385362006">
                <text:p>-1326.79385362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25.04372652741">
                <text:p>-1025.04372652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47.371420185054">
                <text:p>-747.371420185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86.862720684752">
                <text:p>-986.862720684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57.059104807973">
                <text:p>-757.059104807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45.286745496177">
                <text:p>-645.286745496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99.602589685428">
                <text:p>-599.602589685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20.994331177865">
                <text:p>-620.994331177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95.537754791217">
                <text:p>-995.537754791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68.67914254283">
                <text:p>-1268.67914254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38.79102732123">
                <text:p>-1438.79102732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10.256553928167">
                <text:p>-910.256553928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23.409933616337">
                <text:p>-423.4099336163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2.957486774228">
                <text:p>-352.957486774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78.89108193156">
                <text:p>-378.89108193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19.09772325595">
                <text:p>-719.09772325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71.347087424389">
                <text:p>-371.347087424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04.323773140408">
                <text:p>-804.323773140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61.870409783283">
                <text:p>-661.870409783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92.925582215056">
                <text:p>-992.925582215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4.5772">
                <text:p>-284.5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1.827404869">
                <text:p>-121.827404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5.737284432491">
                <text:p>145.737284432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09.88302624977">
                <text:p>-309.883026249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67.302292080487">
                <text:p>-367.3022920804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63.264067833867">
                <text:p>-463.264067833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9.838449785518">
                <text:p>-289.838449785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61.900915619932">
                <text:p>-361.900915619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79.211182236638">
                <text:p>-779.2111822366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6870903731764">
                <text:p>62.6870903731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97.575130141226">
                <text:p>-497.575130141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31.788134036044">
                <text:p>-431.788134036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23.91090701756">
                <text:p>-1223.91090701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20.311497755645">
                <text:p>-520.311497755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03.954494113891">
                <text:p>-203.954494113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3.021975984284">
                <text:p>-313.0219759842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3.437823662184">
                <text:p>-153.4378236621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50.428207552193">
                <text:p>-250.428207552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4.068556114284">
                <text:p>-164.068556114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50.973547503464">
                <text:p>-650.973547503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06.485829823671">
                <text:p>-606.485829823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70.443301217071">
                <text:p>-770.443301217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21.363334478301">
                <text:p>-321.363334478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20.700559224924">
                <text:p>-520.700559224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6.742542921213">
                <text:p>-136.742542921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51.211441245092">
                <text:p>-451.211441245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6.918454729595">
                <text:p>-116.918454729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14.130992138749">
                <text:p>-614.1309921387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51.352741406748">
                <text:p>-451.352741406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